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adornments="Kalın" style:font-family-generic="swiss" style:font-pitch="variable"/>
    <style:font-face style:name="Fira Sans1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adornments="Normal" style:font-pitch="variable"/>
    <style:font-face style:name="Roboto1" svg:font-family="Roboto" style:font-pitch="variable"/>
    <style:font-face style:name="Source Code Pro" svg:font-family="'Source Code Pro'" style:font-adornments="Normal" style:font-pitch="fixed"/>
    <style:font-face style:name="Source Sans Pro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05cm"/>
    </style:style>
    <style:style style:name="co2" style:family="table-column">
      <style:table-column-properties fo:break-before="auto" style:column-width="14.7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5.341cm"/>
    </style:style>
    <style:style style:name="co6" style:family="table-column">
      <style:table-column-properties fo:break-before="auto" style:column-width="11.273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2cm" fo:break-before="page" style:use-optimal-row-height="false"/>
    </style:style>
    <style:style style:name="ro3" style:family="table-row">
      <style:table-row-properties style:row-height="2.499cm" fo:break-before="auto" style:use-optimal-row-height="false"/>
    </style:style>
    <style:style style:name="ro4" style:family="table-row">
      <style:table-row-properties style:row-height="3.45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251cm" fo:break-before="auto" style:use-optimal-row-height="false"/>
    </style:style>
    <style:style style:name="ro7" style:family="table-row">
      <style:table-row-properties style:row-height="1.199cm" fo:break-before="auto" style:use-optimal-row-height="false"/>
    </style:style>
    <style:style style:name="ro8" style:family="table-row">
      <style:table-row-properties style:row-height="1.6cm" fo:break-before="auto" style:use-optimal-row-height="false"/>
    </style:style>
    <style:style style:name="ro9" style:family="table-row">
      <style:table-row-properties style:row-height="1.542cm" fo:break-before="auto" style:use-optimal-row-height="true"/>
    </style:style>
    <style:style style:name="ro10" style:family="table-row">
      <style:table-row-properties style:row-height="1.3cm" fo:break-before="auto" style:use-optimal-row-height="false"/>
    </style:style>
    <style:style style:name="ro11" style:family="table-row">
      <style:table-row-properties style:row-height="1.552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0.631cm" fo:break-before="auto" style:use-optimal-row-height="true"/>
    </style:style>
    <style:style style:name="ro15" style:family="table-row">
      <style:table-row-properties style:row-height="2.237cm" fo:break-before="auto" style:use-optimal-row-height="true"/>
    </style:style>
    <style:style style:name="ro16" style:family="table-row">
      <style:table-row-properties style:row-height="3.046cm" fo:break-before="auto" style:use-optimal-row-height="tru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aslik_5f_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font-size="18pt" fo:language="tr" fo:country="TR" fo:font-style="normal" fo:text-shadow="none" style:text-underline-style="none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Aciklama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fo:font-size="12pt" style:font-size-asian="12pt" style:font-size-complex="12pt"/>
    </style:style>
    <style:style style:name="ce11" style:family="table-cell" style:parent-style-name="Aciklama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Roboto1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Fonksiyon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fo:font-size="12pt" style:font-size-asian="12pt" style:font-size-complex="12pt"/>
    </style:style>
    <style:style style:name="ce20" style:family="table-cell" style:parent-style-name="Aciklama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Aciklama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Roboto1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font-name="Fira Sans1" fo:font-size="12pt" style:font-size-asian="12pt" style:font-size-complex="12pt"/>
    </style:style>
    <style:style style:name="ce25" style:family="table-cell" style:parent-style-name="Aciklama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Fira Sans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Aciklama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3" style:family="table-cell" style:parent-style-name="Alt_5f_Baslik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font-size="12pt" fo:language="tr" fo:country="TR" fo:font-style="normal" fo:text-shadow="none" style:text-underline-style="none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Fonksiyon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Fonksiyon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no-wrap" style:vertical-align="middle"/>
      <style:text-properties style:font-name="Fira Sans1" fo:font-size="12pt" style:font-size-asian="12pt" style:font-size-complex="12pt"/>
    </style:style>
    <style:style style:name="ce6" style:family="table-cell" style:parent-style-name="Baslik_5f_">
      <style:table-cell-properties style:text-align-source="fix" style:repeat-content="false" fo:wrap-option="no-wrap" fo:border="0.51pt solid #2e7d32"/>
      <style:paragraph-properties fo:text-align="center" fo:margin-left="0.353cm"/>
      <style:text-properties style:use-window-font-color="true" style:text-outline="false" style:text-line-through-style="none" style:text-line-through-type="none" fo:font-size="12pt" fo:language="tr" fo:country="TR" fo:font-style="normal" fo:text-shadow="none" style:text-underline-style="none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.353cm"/>
      <style:text-properties style:font-name="Fira Sans1" fo:font-size="12pt" style:font-size-asian="12pt" style:font-size-complex="12pt"/>
    </style:style>
    <style:style style:name="ce31" style:family="table-cell" style:parent-style-name="Baslik_5f_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language="tr" fo:country="TR" fo:font-style="normal" fo:text-shadow="none" style:text-underline-style="none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Fonksiyon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font-size-asian="12pt" style:font-size-complex="12pt"/>
    </style:style>
    <style:style style:name="ce33" style:family="table-cell" style:parent-style-name="Alt_5f_Baslik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language="tr" fo:country="TR" fo:font-style="normal" fo:text-shadow="none" style:text-underline-style="none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Fonksiyon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Fonksiyon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Baslik_5f_">
      <style:table-cell-properties style:text-align-source="fix" style:repeat-content="false" fo:wrap-option="no-wrap" fo:border="0.51pt solid #2e7d32"/>
      <style:paragraph-properties fo:text-align="center" fo:margin-left="0.353cm"/>
      <style:text-properties style:use-window-font-color="true" style:text-outline="false" style:text-line-through-style="none" style:text-line-through-type="none" fo:language="tr" fo:country="TR" fo:font-style="normal" fo:text-shadow="none" style:text-underline-style="none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Baslik_5f_">
      <style:table-cell-properties style:text-align-source="fix" style:repeat-content="false" fo:wrap-option="no-wrap" fo:border="0.51pt solid #2e7d32"/>
      <style:paragraph-properties fo:text-align="center" fo:margin-left="0cm"/>
      <style:text-properties style:use-window-font-color="true" style:text-outline="false" style:text-line-through-style="none" style:text-line-through-type="none" fo:language="tr" fo:country="TR" fo:font-style="normal" fo:text-shadow="none" style:text-underline-style="none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Aciklama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style:font-size-asian="12pt" style:font-size-complex="12pt"/>
    </style:style>
    <style:style style:name="ce39" style:family="table-cell" style:parent-style-name="Aciklama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style:font-name="Fira Sans" style:font-size-asian="12pt" style:font-size-complex="12pt"/>
    </style:style>
    <style:style style:name="ce40" style:family="table-cell" style:parent-style-name="Aciklama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Roboto1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Aciklama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Aciklama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Aciklama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Roboto1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Aciklama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Fira Sans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Baslik_5f_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font-size="18pt" fo:language="tr" fo:country="TR" fo:font-style="normal" fo:text-shadow="none" style:text-underline-style="none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Fonksiyon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fo:font-size="12pt" style:font-size-asian="12pt" style:font-size-complex="12pt"/>
    </style:style>
    <style:style style:name="ce62" style:family="table-cell" style:parent-style-name="Alt_5f_Baslik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font-size="12pt" fo:language="tr" fo:country="TR" fo:font-style="normal" fo:text-shadow="none" style:text-underline-style="none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Fonksiyon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Fonksiyon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Baslik_5f_">
      <style:table-cell-properties style:text-align-source="fix" style:repeat-content="false" fo:wrap-option="no-wrap" fo:border="0.51pt solid #2e7d32"/>
      <style:paragraph-properties fo:text-align="center" fo:margin-left="0.353cm"/>
      <style:text-properties style:use-window-font-color="true" style:text-outline="false" style:text-line-through-style="none" style:text-line-through-type="none" fo:font-size="12pt" fo:language="tr" fo:country="TR" fo:font-style="normal" fo:text-shadow="none" style:text-underline-style="none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.353cm"/>
      <style:text-properties style:font-name="Fira Sans1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font-name="Fira Sans1" fo:font-size="12pt" style:font-size-asian="12pt" style:font-size-complex="12pt"/>
    </style:style>
    <style:style style:name="ce68" style:family="table-cell" style:parent-style-name="Aciklama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fo:font-size="12pt" style:font-size-asian="12pt" style:font-size-complex="12pt"/>
    </style:style>
    <style:style style:name="ce69" style:family="table-cell" style:parent-style-name="Aciklama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Roboto1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Aciklama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Aciklama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Roboto1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Aciklama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Fira Sans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Aciklama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no-wrap" style:vertical-align="middle"/>
      <style:text-properties style:font-name="Fira Sans1" fo:font-size="12pt" style:font-size-asian="12pt" style:font-size-complex="12pt"/>
    </style:style>
    <style:style style:name="ce75" style:family="table-cell" style:parent-style-name="Default">
      <style:text-properties fo:font-size="12pt" style:font-size-asian="12pt" style:font-size-complex="12pt"/>
    </style:style>
    <style:style style:name="ce76" style:family="table-cell" style:parent-style-name="Baslik_5f_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language="tr" fo:country="TR" fo:font-style="normal" fo:text-shadow="none" style:text-underline-style="none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Fonksiyon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font-size-asian="12pt" style:font-size-complex="12pt"/>
    </style:style>
    <style:style style:name="ce78" style:family="table-cell" style:parent-style-name="Alt_5f_Baslik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language="tr" fo:country="TR" fo:font-style="normal" fo:text-shadow="none" style:text-underline-style="none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Fonksiyon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Fonksiyon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Baslik_5f_">
      <style:table-cell-properties style:text-align-source="fix" style:repeat-content="false" fo:wrap-option="no-wrap" fo:border="0.51pt solid #2e7d32"/>
      <style:paragraph-properties fo:text-align="center" fo:margin-left="0.353cm"/>
      <style:text-properties style:use-window-font-color="true" style:text-outline="false" style:text-line-through-style="none" style:text-line-through-type="none" fo:language="tr" fo:country="TR" fo:font-style="normal" fo:text-shadow="none" style:text-underline-style="none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Baslik_5f_">
      <style:table-cell-properties style:text-align-source="fix" style:repeat-content="false" fo:wrap-option="no-wrap" fo:border="0.51pt solid #2e7d32"/>
      <style:paragraph-properties fo:text-align="center" fo:margin-left="0cm"/>
      <style:text-properties style:use-window-font-color="true" style:text-outline="false" style:text-line-through-style="none" style:text-line-through-type="none" fo:language="tr" fo:country="TR" fo:font-style="normal" fo:text-shadow="none" style:text-underline-style="none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Aciklama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style:font-size-asian="12pt" style:font-size-complex="12pt"/>
    </style:style>
    <style:style style:name="ce84" style:family="table-cell" style:parent-style-name="Aciklama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style:font-name="Fira Sans" style:font-size-asian="12pt" style:font-size-complex="12pt"/>
    </style:style>
    <style:style style:name="ce85" style:family="table-cell" style:parent-style-name="Aciklama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Roboto1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Aciklama">
      <style:table-cell-properties style:text-align-source="fix" style:repeat-content="false" fo:wrap-option="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Aciklama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Aciklama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Roboto1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Aciklama">
      <style:table-cell-properties style:text-align-source="fix" style:repeat-content="false" fo:wrap-option="no-wrap" fo:border="0.51pt solid #2e7d32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Fira Sans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14" style:family="text">
      <style:text-properties style:text-outline="false" style:text-line-through-style="none" style:text-line-through-type="none" style:font-name="Fira Sans1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Fira Sans1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Fira Sans1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use-window-font-color="true" loext:opacity="0%" style:text-outline="false" style:text-line-through-style="none" style:text-line-through-type="none" style:font-name="Roboto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fo:font-size="12pt" style:font-size-asian="12pt" style:font-size-complex="12pt"/>
    </style:style>
    <style:style style:name="T3" style:family="text">
      <style:text-properties style:text-outline="false" style:text-line-through-style="none" style:text-line-through-type="none" style:font-name="Source Code Pro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Source Code Pro" fo:language="tr" fo:country="TR" fo:font-style="normal" fo:text-shadow="none" style:text-underline-style="none" fo:font-weight="bold" style:text-underline-mode="continuous" style:text-overline-mode="continuous" style:text-line-through-mode="continuous" style:font-name-asian="Tahoma" style:language-asian="zh" style:country-asian="CN" style:font-style-asian="normal" style:font-weight-asian="bold" style:font-name-complex="Tahoma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Source Code Pro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fo:font-weight="bold" style:font-weight-asian="bold" style:font-weight-complex="bold"/>
    </style:style>
    <style:style style:name="T20" style:family="text">
      <style:text-properties style:use-window-font-color="true" loext:opacity="0%" fo:font-weight="normal" style:font-weight-asian="normal" style:font-weight-complex="normal"/>
    </style:style>
    <style:style style:name="T21" style:family="text">
      <style:text-properties style:text-outline="false" style:text-line-through-style="none" style:text-line-through-type="none" style:font-name="Fira Sans1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22" style:family="text">
      <style:text-properties style:use-window-font-color="true" loext:opacity="0%" fo:font-weight="bold" style:font-weight-asian="bold" style:font-weight-complex="bold"/>
    </style:style>
    <style:style style:name="T23" style:family="text">
      <style:text-properties style:text-outline="false" style:text-line-through-style="none" style:text-line-through-type="none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Source Code Pro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Source Code Pro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Roboto" fo:font-size="12pt" fo:language="tr" fo:country="TR" fo:font-style="normal" fo:text-shadow="none" style:text-underline-style="none" style:text-underline-mode="continuous" style:text-overline-mode="continuous" style:text-line-through-mode="continuous" style:font-name-asian="Tahoma" style:font-size-asian="12pt" style:language-asian="zh" style:country-asian="CN" style:font-style-asian="normal" style:font-name-complex="Tahoma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Roboto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Roboto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Source Code Pro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Source Code Pro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30" style:family="text">
      <style:text-properties style:text-outline="false" style:text-line-through-style="none" style:text-line-through-type="none" style:font-name="Roboto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1" style:family="text">
      <style:text-properties style:text-outline="false" style:text-line-through-style="none" style:text-line-through-type="none" style:font-name="Roboto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Roboto" fo:font-size="12pt" style:font-size-asian="12pt" style:font-size-complex="12pt"/>
    </style:style>
    <style:style style:name="T33" style:family="text">
      <style:text-properties style:use-window-font-color="true" loext:opacity="0%" style:text-outline="false" style:text-line-through-style="none" style:text-line-through-type="none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Fira Sans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Fira Sans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Fira Sans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Source Code Pro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Source Code Pro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2" style:family="text">
      <style:text-properties style:use-window-font-color="true" fo:font-size="12pt" fo:font-weight="normal" fo:font-style="normal" style:font-size-asian="12pt" style:font-size-complex="12pt" style:font-weight-asian="normal" style:font-weight-complex="normal" style:font-style-asian="normal" style:font-style-complex="normal"/>
    </style:style>
    <style:style style:name="T53" style:family="text">
      <style:text-properties style:font-name="Source Code Pro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Source Code Pro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5" style:family="text">
      <style:text-properties style:font-name="Source Code Pro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6" style:family="text">
      <style:text-properties style:font-name="Source Code Pr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Source Code Pro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2pt" style:font-size-complex="12pt"/>
    </style:style>
    <style:style style:name="T58" style:family="text">
      <style:text-properties style:font-name="Source Code Pr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Source Code Pro"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0" style:family="text">
      <style:text-properties fo:font-size="12pt" style:font-size-asian="12pt" style:font-size-complex="12pt" fo:font-weight="bold" style:font-weight-asian="bold" style:font-weight-complex="bold"/>
    </style:style>
    <style:style style:name="T61" style:family="text">
      <style:text-properties fo:font-size="12pt" fo:font-weight="normal" style:text-underline-style="solid" style:text-underline-width="auto" style:text-underline-color="font-color" style:font-size-asian="12pt" style:font-size-complex="12pt" style:font-weight-asian="normal" style:font-weight-complex="normal"/>
    </style:style>
    <style:style style:name="T62" style:family="text">
      <style:text-properties style:font-name="Fira Sans1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Fira Sans1"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4" style:family="text">
      <style:text-properties style:font-name="Fira Sans1"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5" style:family="text">
      <style:text-properties style:use-window-font-color="true"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fo:font-size="12pt" style:font-size-asian="12pt" style:font-size-complex="12pt"/>
    </style:style>
    <style:style style:name="T67" style:family="text">
      <style:text-properties style:use-window-font-color="true" fo:font-weight="bold" style:font-weight-asian="bold" style:font-weight-complex="bold"/>
    </style:style>
    <style:style style:name="T68" style:family="text">
      <style:text-properties style:use-window-font-color="true" fo:font-weight="normal" style:font-weight-asian="normal" style:font-weight-complex="normal"/>
    </style:style>
    <style:style style:name="T69" style:family="text">
      <style:text-properties style:font-name="Fira Sans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weight="bold" style:font-weight-asian="bold" style:font-weight-complex="bold" style:use-window-font-color="true"/>
    </style:style>
    <style:style style:name="T7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3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style:use-window-font-color="true"/>
    </style:style>
    <style:style style:name="T74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5" style:family="text">
      <style:text-properties style:font-name="Roboto"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Roboto"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7" style:family="text">
      <style:text-properties style:font-name="Roboto"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8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Roboto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Roboto" fo:font-size="12pt" style:font-size-asian="12pt" style:font-size-complex="12pt"/>
    </style:style>
    <style:style style:name="T81" style:family="text">
      <style:text-properties style:use-window-font-color="tru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style-asian="normal" style:font-style-complex="normal" style:text-emphasize="none" style:font-relief="none" style:text-overline-style="none" style:text-overline-color="font-color" style:use-window-font-color="true" fo:font-weight="bold" style:font-weight-asian="bold" style:font-weight-complex="bold"/>
    </style:style>
    <style:style style:name="T83" style:family="text">
      <style:text-properties style:font-name="Source Code Pr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Source Code Pro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5" style:family="text">
      <style:text-properties fo:font-weight="normal" style:text-underline-style="solid" style:text-underline-width="auto" style:text-underline-color="font-color" style:font-weight-asian="normal" style:font-weight-complex="normal"/>
    </style:style>
    <style:style style:name="T86" style:family="text">
      <style:text-properties style:font-name="Fira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Fira Sans"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8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0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1" style:family="text">
      <style:text-properties style:font-name="Fira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Tahoma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ndas_Ozet_Bilgi_Turkce" table:style-name="ta1" table:print-ranges="Pandas_Ozet_Bilgi_Turkce.A1:Pandas_Ozet_Bilgi_Turkce.B14 Pandas_Ozet_Bilgi_Turkce.A15:Pandas_Ozet_Bilgi_Turkce.B26 Pandas_Ozet_Bilgi_Turkce.A27:Pandas_Ozet_Bilgi_Turkce.B45">
        <table:table-column table:style-name="co1" table:default-cell-style-name="ce66"/>
        <table:table-column table:style-name="co2" table:default-cell-style-name="ce66"/>
        <table:table-column table:style-name="co3" table:number-columns-repeated="1019" table:default-cell-style-name="ce74"/>
        <table:table-column table:style-name="co3" table:number-columns-repeated="3" table:default-cell-style-name="ce75"/>
        <table:table-row table:style-name="ro1">
          <table:table-cell table:style-name="ce60" office:value-type="string" calcext:value-type="string" table:number-columns-spanned="2" table:number-rows-spanned="1">
            <text:p>.:: AÇIKLAMA ::.</text:p>
          </table:table-cell>
          <table:covered-table-cell table:style-name="ce67"/>
          <table:table-cell table:number-columns-repeated="1022"/>
        </table:table-row>
        <table:table-row table:style-name="ro1">
          <table:table-cell table:style-name="ce61" office:value-type="string" calcext:value-type="string">
            <text:p>import <text:span text:style-name="T1">pandas</text:span> as <text:span text:style-name="T1">pd</text:span></text:p>
          </table:table-cell>
          <table:table-cell table:style-name="ce68" office:value-type="string" calcext:value-type="string">
            <text:p><text:span text:style-name="T62">pd</text:span><text:span text:style-name="T63"> : </text:span><text:span text:style-name="T1">pandas</text:span> kütüphanesi için atanmış kısaltmayı temsil eder.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<text:span text:style-name="T1">df</text:span> = pd.DataFrame(Veri_Yapısı)</text:p>
            <text:p><text:span text:style-name="T1">df</text:span> = pd.read_excel(“excel.xlsx”)</text:p>
          </table:table-cell>
          <table:table-cell table:style-name="ce68" office:value-type="string" calcext:value-type="string">
            <text:p><text:span text:style-name="T62">df : </text:span><text:span text:style-name="T63">Oluşturulan </text:span><text:span text:style-name="T64">Veri Çerçevesi</text:span><text:span text:style-name="T63">ne (</text:span><text:span text:style-name="T64">Data Frame</text:span><text:span text:style-name="T63">’e) atanan kısaltmayı temsil eder. Bu kısaltmalar aşağıda kullanılmıştır.</text:span>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 table:number-columns-spanned="2" table:number-rows-spanned="1">
            <text:p>.:: VERİ ÇERÇEVESİ OLUŞTUR ::.</text:p>
          </table:table-cell>
          <table:covered-table-cell table:style-name="ce67"/>
          <table:table-cell table:number-columns-repeated="1022"/>
        </table:table-row>
        <table:table-row table:style-name="ro1">
          <table:table-cell table:style-name="ce62" office:value-type="string" calcext:value-type="string">
            <text:p>Fonksiyon / Metot / Parametre</text:p>
          </table:table-cell>
          <table:table-cell table:style-name="ce62" office:value-type="string" calcext:value-type="string">
            <text:p>Açıklama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pd.<text:span text:style-name="T1">DataFrame(</text:span><text:span text:style-name="T52">dosya, nesne ya da sözlük</text:span><text:span text:style-name="T1">)</text:span></text:p>
          </table:table-cell>
          <table:table-cell table:style-name="ce69" office:value-type="string" calcext:value-type="string">
            <text:p><text:span text:style-name="T65">Bir Dosyadan, İterable </text:span><text:span text:style-name="T66">Nesneden ya da Sözlük yapısından Veri Çerçevesi (Data Frame) Oluştur.</text:span>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pd.<text:span text:style-name="T1">read_csv(</text:span>“dosya_adı.csv”<text:span text:style-name="T1">)</text:span></text:p>
          </table:table-cell>
          <table:table-cell table:style-name="ce70" office:value-type="string" calcext:value-type="string">
            <text:p>CSV dosyasını içe aktararak Veri Çerçevesi Oluştur.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<text:span text:style-name="T53">pd.</text:span><text:span text:style-name="T54">read_excel(</text:span><text:span text:style-name="T55">“dosya_adı</text:span>.uzantı”<text:span text:style-name="T1">)</text:span></text:p>
          </table:table-cell>
          <table:table-cell table:style-name="ce70" office:value-type="string" calcext:value-type="string">
            <text:p>Excel, Calc dosyalarını içe aktararak Veri Çerçevesi Oluştur.</text:p>
            <text:p>Bu fonksiyon <text:span text:style-name="T67">xls, xlsx, xlsm, xlsb, odf, ods </text:span><text:span text:style-name="T68">ve</text:span><text:span text:style-name="T67"> odt</text:span> uzantılı dosyaları destekler.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pd.<text:span text:style-name="T1">read_sql(</text:span>query,connection_object<text:span text:style-name="T1">)</text:span></text:p>
          </table:table-cell>
          <table:table-cell table:style-name="ce70" office:value-type="string" calcext:value-type="string">
            <text:p>Bir SQL veritabanını içe aktararak Veri Çerçevesi Oluştur.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pd.<text:span text:style-name="T1">read_html(</text:span>url<text:span text:style-name="T1">)</text:span></text:p>
          </table:table-cell>
          <table:table-cell table:style-name="ce70" office:value-type="string" calcext:value-type="string">
            <text:p>Bir URL (websitesi) ya da yerel html dosyasından tablo içe aktararak Veri Çerçevesi Oluştur.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<text:span text:style-name="T53">pd.</text:span><text:span text:style-name="T54">read_json(</text:span><text:span text:style-name="T55">dosya_adı.json</text:span><text:span text:style-name="T1">)</text:span></text:p>
          </table:table-cell>
          <table:table-cell table:style-name="ce70" office:value-type="string" calcext:value-type="string">
            <text:p>JSON biçimindeki dosyayı içe aktararak Veri Çerçevesi Oluştur.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<text:span text:style-name="T53">pd.</text:span><text:span text:style-name="T54">read_table(</text:span><text:span text:style-name="T55">dosya_adı.csv</text:span><text:span text:style-name="T1">)</text:span></text:p>
          </table:table-cell>
          <table:table-cell table:style-name="ce70" office:value-type="string" calcext:value-type="string" table:number-columns-spanned="1" table:number-rows-spanned="2">
            <text:p><text:span text:style-name="T69">CSV dosyasını tablo olarak içe aktararak Veri Çerçevesi Oluştur.</text:span> <text:span text:style-name="T1">delimiter </text:span><text:span text:style-name="T6">parametresi ile, tablo verilerini sütunlara bölebiliriz. Aksi halde her satırdaki veri bir sütuna yazılır.</text:span>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pd.<text:span text:style-name="T1">read_table(</text:span>“dosya_adı.csv”, <text:span text:style-name="T1">delimiter=”,”)</text:span></text:p>
          </table:table-cell>
          <table:covered-table-cell table:style-name="ce70"/>
          <table:table-cell table:number-columns-repeated="1022"/>
        </table:table-row>
        <table:table-row table:style-name="ro1">
          <table:table-cell table:style-name="ce63" office:value-type="string" calcext:value-type="string">
            <text:p>pd.<text:span text:style-name="T1">read_clipboard()</text:span></text:p>
          </table:table-cell>
          <table:table-cell table:style-name="ce70" office:value-type="string" calcext:value-type="string">
            <text:p><text:span text:style-name="T1">CTRL + C</text:span> ile Panoya kopyaladığımız veriyi (örneğin bir Excel tablosu ya da websitesindeki tabloyu) Veri Çerçevesine dönüştürür.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 table:number-columns-spanned="2" table:number-rows-spanned="1">
            <text:p>.:: VERİ ÇERÇEVESİNİ KEŞFET ::.</text:p>
          </table:table-cell>
          <table:covered-table-cell table:style-name="ce67"/>
          <table:table-cell table:number-columns-repeated="1022"/>
        </table:table-row>
        <table:table-row table:style-name="ro1">
          <table:table-cell table:style-name="ce62" office:value-type="string" calcext:value-type="string">
            <text:p>Fonksiyon / Metot / Parametre</text:p>
          </table:table-cell>
          <table:table-cell table:style-name="ce62" office:value-type="string" calcext:value-type="string">
            <text:p>Açıklama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df.<text:span text:style-name="T1">head() / </text:span>df.<text:span text:style-name="T1">head(</text:span><text:span text:style-name="T6">n</text:span><text:span text:style-name="T1">)</text:span></text:p>
          </table:table-cell>
          <table:table-cell table:style-name="ce70" office:value-type="string" calcext:value-type="string">
            <text:p>Veri Çerçevesinin <text:span text:style-name="T1">ilk </text:span><text:span text:style-name="T70">n</text:span><text:span text:style-name="T1"> satırını</text:span> görüntüler. Parantez içerisine sayı yazmazsak ilk 5 satırı görüntüler. Böylece Veri Çerçevesi hakkında ön bilgi edinmemizi sağlar.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df.<text:span text:style-name="T1">tail()</text:span> / df.<text:span text:style-name="T1">tail(</text:span><text:span text:style-name="T6">n</text:span><text:span text:style-name="T1">)</text:span></text:p>
          </table:table-cell>
          <table:table-cell table:style-name="ce70" office:value-type="string" calcext:value-type="string">
            <text:p><text:span text:style-name="T71">Veri Çerçevesinin </text:span><text:span text:style-name="T72">son </text:span><text:span text:style-name="T73">n</text:span><text:span text:style-name="T72"> satırını</text:span><text:span text:style-name="T74"> görüntüler. Parantez içerisine sayı yazmazsak ilk 5 satırı görüntüler.</text:span>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df.<text:span text:style-name="T1">columns</text:span></text:p>
          </table:table-cell>
          <table:table-cell table:style-name="ce70" office:value-type="string" calcext:value-type="string">
            <text:p>Veri Çerçevelerinin <text:span text:style-name="T1">başlık satırını</text:span> çıktı olarak verir / görüntüler.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<text:span text:style-name="T1">len(</text:span>df<text:span text:style-name="T1">)</text:span></text:p>
          </table:table-cell>
          <table:table-cell table:style-name="ce70" office:value-type="string" calcext:value-type="string">
            <text:p>Veri Çerçevesinin <text:span text:style-name="T1">kaç satırdan oluştuğu</text:span> bilgisini döndürür.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df.<text:span text:style-name="T1">info()</text:span></text:p>
          </table:table-cell>
          <table:table-cell table:style-name="ce70" office:value-type="string" calcext:value-type="string">
            <text:p>Veri Çerçevesinin satır ve sütun sayısı, başlık tipleri (sayı, metin, ...vb) ve doluluk oranı (boş olmayan hücre sayısı) hakkında bilgi görüntüler.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df.<text:span text:style-name="T1">dtypes</text:span></text:p>
          </table:table-cell>
          <table:table-cell table:style-name="ce70" office:value-type="string" calcext:value-type="string">
            <text:p>Veri çerçevesinin <text:span text:style-name="T1">başlık tiplerini </text:span>görüntüler.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df.<text:span text:style-name="T1">describe()</text:span></text:p>
          </table:table-cell>
          <table:table-cell table:style-name="ce70" office:value-type="string" calcext:value-type="string">
            <text:p>Sayısal veri barındıran sütunlar hakkında detaylı matematiksel bilgiler verir. (Kaç adet veri olduğu, ortalamaları, en küçük ve en büyük sayı,...vb)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df.<text:span text:style-name="T1">shape</text:span></text:p>
          </table:table-cell>
          <table:table-cell table:style-name="ce70" office:value-type="string" calcext:value-type="string">
            <text:p><text:span text:style-name="T69">Veri Çerçevesinin satır ve sütun bilgisini döndürür/görüntüler</text:span>.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df.<text:span text:style-name="T1">index</text:span></text:p>
          </table:table-cell>
          <table:table-cell table:style-name="ce70" office:value-type="string" calcext:value-type="string">
            <text:p>Veri Çerçevesinin indeks isimlerini döndürür/görüntüler.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df.<text:span text:style-name="T1">isnull().any()</text:span></text:p>
          </table:table-cell>
          <table:table-cell table:style-name="ce70" office:value-type="string" calcext:value-type="string">
            <text:p><text:span text:style-name="T69">Veri Çerçevesinin </text:span>herhangi bir boş değer içerip içermediğini görüntüler.</text:p>
          </table:table-cell>
          <table:table-cell table:number-columns-repeated="1022"/>
        </table:table-row>
        <table:table-row table:style-name="ro2">
          <table:table-cell table:style-name="ce60" office:value-type="string" calcext:value-type="string" table:number-columns-spanned="2" table:number-rows-spanned="1">
            <text:p>.:: VERİ ÇERÇEVESİNİ DÜZENLE ::.</text:p>
          </table:table-cell>
          <table:covered-table-cell table:style-name="ce67"/>
          <table:table-cell table:number-columns-repeated="1022"/>
        </table:table-row>
        <table:table-row table:style-name="ro1">
          <table:table-cell table:style-name="ce62" office:value-type="string" calcext:value-type="string">
            <text:p>Fonksiyon / Metot / Parametre</text:p>
          </table:table-cell>
          <table:table-cell table:style-name="ce62" office:value-type="string" calcext:value-type="string">
            <text:p>Açıklama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df = pd.read_excel(“dosya_adı.xls” ,<text:span text:style-name="T1">index_col=</text:span>0)</text:p>
          </table:table-cell>
          <table:table-cell table:style-name="ce70" office:value-type="string" calcext:value-type="string">
            <text:p>Veri Çerçevesi (Data Frame) oluştururken, sütunlardan birini, indeks değeri olarak ayarlamak/atamak için <text:span text:style-name="T1">index_col</text:span> parametresi kullanılır. Parametreye, değer olarak, indis olarak atanacak Sütunun indis değeri yazılır.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df.<text:span text:style-name="T1">set_index(</text:span><text:span text:style-name="T6">“Sütun_adı”</text:span><text:span text:style-name="T1">)</text:span></text:p>
          </table:table-cell>
          <table:table-cell table:style-name="ce70" office:value-type="string" calcext:value-type="string">
            <text:p>Veri Çerçevesi oluşturduktan sonra, istediğimiz zaman indeks değerlerini değiştiremek / atamak için <text:span text:style-name="T1">set_index() </text:span>parametresi kullanılır.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<text:span text:style-name="T56">df = pd.read_excel(“dosya_adı.xls”,</text:span><text:span text:style-name="T57"> </text:span><text:span text:style-name="T1">usecols</text:span> = [“Sütun1”, “Sütun5”, Sütun9”]</text:p>
          </table:table-cell>
          <table:table-cell table:style-name="ce70" office:value-type="string" calcext:value-type="string" table:number-columns-spanned="1" table:number-rows-spanned="2">
            <text:p><text:span text:style-name="T75">Veri Çerçevesi (DataFrame) oluştururken, sadece istediğimiz sütunları kullanmak istediğimizde </text:span><text:span text:style-name="T76">usecols</text:span><text:span text:style-name="T77"> </text:span><text:span text:style-name="T6">parametresini kullanmalıyız. Değer olarak </text:span><text:span text:style-name="T1">sütun adı</text:span><text:span text:style-name="T6"> ya da </text:span><text:span text:style-name="T1">sütun indisi</text:span><text:span text:style-name="T6"> yazılabilir.</text:span>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<text:span text:style-name="T56">df = pd.read_excel(“dosya_adı.xls”, </text:span><text:span text:style-name="T1">usecols</text:span> = [2,3,8]</text:p>
          </table:table-cell>
          <table:covered-table-cell table:style-name="ce70"/>
          <table:table-cell table:number-columns-repeated="1022"/>
        </table:table-row>
        <table:table-row table:style-name="ro1">
          <table:table-cell table:style-name="ce64" office:value-type="string" calcext:value-type="string">
            <text:p><text:span text:style-name="T58">df = pd.read_excel(“dosya_adı.xls”, </text:span><text:span text:style-name="T59">skiprow</text:span><text:span text:style-name="T60">s</text:span><text:span text:style-name="T12"> = [0,5,6]</text:span></text:p>
          </table:table-cell>
          <table:table-cell table:style-name="ce70" office:value-type="string" calcext:value-type="string">
            <text:p><text:span text:style-name="T78">Veri Çerçevesi (DataFrame) oluştururken</text:span>, atlamak / göz ardı etmek Veri Çerçevesine dahil etmemek için, <text:span text:style-name="T1">skiprows</text:span> parametresi kullanmalıyız.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<text:span text:style-name="T1">df["Yeni_Sütun_Adı"]</text:span> = <text:span text:style-name="T1">Atanacak_Değerler</text:span></text:p>
            <text:p/>
            <text:p><text:span text:style-name="T61">Örnek:</text:span></text:p>
            <text:p><text:span text:style-name="T58">df[“Toplam”] = df[“Sütun1”] + df[“Sütun2”]</text:span></text:p>
          </table:table-cell>
          <table:table-cell table:style-name="ce70" office:value-type="string" calcext:value-type="string">
            <text:p>Veri Çerçevesi (DataFrame) <text:span text:style-name="T1">Yeni Sütun eklemek</text:span> ve bu sütuna <text:span text:style-name="T1">Değer Atamak</text:span> için bu yapıyı kullanabiliriz. Atanacak_Değerler, Liste yapısında olabileceği gibi, Diğer sütunların kopyası, matematik, mantık ya da karşılaştırma operatörleri ile belirlenmiş halleri de olabilir.</text:p>
          </table:table-cell>
          <table:table-cell table:number-columns-repeated="1022"/>
        </table:table-row>
        <table:table-row table:style-name="ro4">
          <table:table-cell table:style-name="ce64" office:value-type="string" calcext:value-type="string">
            <text:p>df.<text:span text:style-name="T1">drop(</text:span>"Satır ya da Sütun Adı", <text:span text:style-name="T1">axis</text:span>=0/1, <text:span text:style-name="T1">inplace</text:span>=True/False)</text:p>
          </table:table-cell>
          <table:table-cell table:style-name="ce70" office:value-type="string" calcext:value-type="string">
            <text:p>Veri Çerçevesinden (Data Frame’den)  <text:span text:style-name="T1">Satır ya da Sütun Silmek</text:span> istediğimizde <text:span text:style-name="T1">drop()</text:span> metodunu kullanabiliriz.</text:p>
            <text:p><text:span text:style-name="T1">axis = 0</text:span> (Sıfır) <text:span text:style-name="T1">Satırları,   axis = 1 </text:span>(Bir) <text:span text:style-name="T1">Sütunları</text:span> temsil eder.</text:p>
            <text:p><text:span text:style-name="T79">inplace </text:span><text:span text:style-name="T77">parametresi, g</text:span><text:span text:style-name="T80">erçekleştirilen silme işleminin </text:span>kalıcı ya da geçici olmasını ayarladığımız kısımdır. <text:span text:style-name="T1">inplace = True</text:span> yazılırsa, yapılan işlem kalıcı hale gelecektir.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 table:number-columns-spanned="2" table:number-rows-spanned="1">
            <text:p>.:: STRİNG METOTLARI ::.</text:p>
          </table:table-cell>
          <table:covered-table-cell table:style-name="ce70"/>
          <table:table-cell table:number-columns-repeated="1022"/>
        </table:table-row>
        <table:table-row table:style-name="ro1">
          <table:table-cell table:style-name="ce63" office:value-type="string" calcext:value-type="string">
            <text:p>df[“Sütun1”].<text:span text:style-name="T1">str.upper()</text:span></text:p>
          </table:table-cell>
          <table:table-cell table:style-name="ce70" office:value-type="string" calcext:value-type="string">
            <text:p><text:span text:style-name="T1">Sütun1</text:span>’deki Metinsel ifadelerin tümünü <text:span text:style-name="T1">büyük harf çevirir</text:span>.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df[“Sütun1”].<text:span text:style-name="T1">str.lower()</text:span></text:p>
          </table:table-cell>
          <table:table-cell table:style-name="ce70" office:value-type="string" calcext:value-type="string">
            <text:p><text:span text:style-name="T1">Sütun1</text:span>’deki Metinsel ifadelerin tümünü <text:span text:style-name="T1">küçük harf çevirir</text:span>.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df[“Sütun1”].<text:span text:style-name="T1">str.capitalize()</text:span></text:p>
          </table:table-cell>
          <table:table-cell table:style-name="ce70" office:value-type="string" calcext:value-type="string">
            <text:p><text:span text:style-name="T1">Sütun1</text:span>’deki Metinsel ifadelerin sadece baş harflerini <text:span text:style-name="T1">büyük harf çevirir</text:span>.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 table:number-columns-spanned="2" table:number-rows-spanned="1">
            <text:p>.:: VERİYİ DIŞA AKTAR / FARKLI BİÇİMDE KAYDET ::.</text:p>
          </table:table-cell>
          <table:covered-table-cell table:style-name="ce67"/>
          <table:table-cell table:number-columns-repeated="1022"/>
        </table:table-row>
        <table:table-row table:style-name="ro1">
          <table:table-cell table:style-name="ce62" office:value-type="string" calcext:value-type="string">
            <text:p>Fonksiyon / Metot / Parametre</text:p>
          </table:table-cell>
          <table:table-cell table:style-name="ce62" office:value-type="string" calcext:value-type="string">
            <text:p>Açıklama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df.<text:span text:style-name="T1">to_csv(“dosya_adı.csv”)</text:span></text:p>
          </table:table-cell>
          <table:table-cell table:style-name="ce71" office:value-type="string" calcext:value-type="string">
            <text:p>Veri Çerçevesini <text:span text:style-name="T1">CSV dosyası </text:span>olarak <text:span text:style-name="T1">Dışa Aktar/Kaydet</text:span>.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df.<text:span text:style-name="T1">to_excel(“dosya_adı.uzantı”)</text:span></text:p>
          </table:table-cell>
          <table:table-cell table:style-name="ce72" office:value-type="string" calcext:value-type="string">
            <text:p><text:span text:style-name="T71">Veri Çerçevesini </text:span><text:span text:style-name="T72">Excel / Calc</text:span><text:span text:style-name="T74"> olarak </text:span><text:span text:style-name="T72">Dışa Aktar/Kaydet.</text:span></text:p>
            <text:p><text:span text:style-name="T81">xls, xlsx, xlsm, xlsb, odf, ods</text:span><text:span text:style-name="T74"> ve </text:span><text:span text:style-name="T82">odt</text:span><text:span text:style-name="T74"> uzantılı dosyalar desteklenir.</text:span>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df.<text:span text:style-name="T1">to_sql(tablo_adı,baglantı_nesnesi)</text:span></text:p>
          </table:table-cell>
          <table:table-cell table:style-name="ce73" office:value-type="string" calcext:value-type="string">
            <text:p>Veri Çerçevesini <text:span text:style-name="T1">SQL Veri Tabanı</text:span> olarak <text:span text:style-name="T1">Dışa Aktar/Kaydet</text:span>.</text:p>
          </table:table-cell>
          <table:table-cell table:number-columns-repeated="1022"/>
        </table:table-row>
        <table:table-row table:style-name="ro1">
          <table:table-cell table:style-name="ce63" office:value-type="string" calcext:value-type="string">
            <text:p>df.<text:span text:style-name="T1">to_json(“dosya_adı.json”)</text:span></text:p>
          </table:table-cell>
          <table:table-cell table:style-name="ce73" office:value-type="string" calcext:value-type="string">
            <text:p>Veri Çerçevesini <text:span text:style-name="T1">JSON dosyası</text:span> olarak <text:span text:style-name="T1">Dışa Aktar/Kaydet.</text:span>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rkce" table:style-name="ta1" table:print-ranges="Turkce.A1:Turkce.A1">
        <table:table-column table:style-name="co4" table:default-cell-style-name="ce74"/>
        <table:table-column table:style-name="co5" table:default-cell-style-name="ce66"/>
        <table:table-column table:style-name="co2" table:default-cell-style-name="ce66"/>
        <table:table-column table:style-name="co6" table:default-cell-style-name="ce66"/>
        <table:table-column table:style-name="co3" table:number-columns-repeated="1020" table:default-cell-style-name="ce74"/>
        <table:table-row table:style-name="ro5">
          <table:table-cell table:number-columns-repeated="1024"/>
        </table:table-row>
        <table:table-row table:style-name="ro5">
          <table:table-cell/>
          <table:table-cell table:style-name="ce76" office:value-type="string" calcext:value-type="string" table:number-columns-spanned="2" table:number-rows-spanned="1">
            <text:p>AÇIKLAMA</text:p>
          </table:table-cell>
          <table:covered-table-cell table:style-name="ce67"/>
          <table:table-cell table:number-columns-repeated="1021"/>
        </table:table-row>
        <table:table-row table:style-name="ro5">
          <table:table-cell/>
          <table:table-cell table:style-name="ce77" office:value-type="string" calcext:value-type="string">
            <text:p>import <text:span text:style-name="T1">pandas</text:span> as <text:span text:style-name="T1">pd</text:span></text:p>
          </table:table-cell>
          <table:table-cell table:style-name="ce83" office:value-type="string" calcext:value-type="string">
            <text:p><text:span text:style-name="T86">pd</text:span><text:span text:style-name="T87"> : </text:span><text:span text:style-name="T1">pandas</text:span> kütüphanesi için atanmış kısaltmayı temsil eder.</text:p>
          </table:table-cell>
          <table:table-cell table:number-columns-repeated="1021"/>
        </table:table-row>
        <table:table-row table:style-name="ro6">
          <table:table-cell/>
          <table:table-cell table:style-name="ce77" office:value-type="string" calcext:value-type="string">
            <text:p><text:span text:style-name="T1">df</text:span> = pd.DataFrame(Veri_Yapısı)</text:p>
            <text:p><text:span text:style-name="T1">df</text:span> = pd.read_excel(“excel.xlsx”)</text:p>
          </table:table-cell>
          <table:table-cell table:style-name="ce84" office:value-type="string" calcext:value-type="string">
            <text:p><text:span text:style-name="T88">df : </text:span><text:span text:style-name="T89">Oluşturulan </text:span><text:span text:style-name="T90">Veri Çerçevesi</text:span><text:span text:style-name="T89">ne (</text:span><text:span text:style-name="T90">Data Frame</text:span><text:span text:style-name="T89">’e) atanan kısaltmayı temsil eder. Bu kısaltmalar aşağıda kullanılmıştır.</text:span></text:p>
          </table:table-cell>
          <table:table-cell table:number-columns-repeated="1021"/>
        </table:table-row>
        <table:table-row table:style-name="ro5">
          <table:table-cell/>
          <table:table-cell table:style-name="ce76" office:value-type="string" calcext:value-type="string" table:number-columns-spanned="2" table:number-rows-spanned="1">
            <text:p>Veri Çerçevesi Oluştur</text:p>
          </table:table-cell>
          <table:covered-table-cell table:style-name="ce67"/>
          <table:table-cell table:number-columns-repeated="1021"/>
        </table:table-row>
        <table:table-row table:style-name="ro5">
          <table:table-cell/>
          <table:table-cell table:style-name="ce78" office:value-type="string" calcext:value-type="string">
            <text:p>Fonksiyon / Metot / Parametre</text:p>
          </table:table-cell>
          <table:table-cell table:style-name="ce78" office:value-type="string" calcext:value-type="string">
            <text:p>Açıklama</text:p>
          </table:table-cell>
          <table:table-cell table:number-columns-repeated="1021"/>
        </table:table-row>
        <table:table-row table:style-name="ro7">
          <table:table-cell/>
          <table:table-cell table:style-name="ce63" office:value-type="string" calcext:value-type="string">
            <text:p>pd.<text:span text:style-name="T1">DataFrame(</text:span>dosya, nesne ya da sözlük<text:span text:style-name="T1">)</text:span></text:p>
          </table:table-cell>
          <table:table-cell table:style-name="ce85" office:value-type="string" calcext:value-type="string">
            <text:p><text:span text:style-name="T65">Bir Dosyadan, İterable </text:span><text:span text:style-name="T66">Nesneden ya da Sözlük yapısından Veri Çerçevesi (Data Frame) Oluştur.</text:span></text:p>
          </table:table-cell>
          <table:table-cell table:number-columns-repeated="1021"/>
        </table:table-row>
        <table:table-row table:style-name="ro7">
          <table:table-cell/>
          <table:table-cell table:style-name="ce63" office:value-type="string" calcext:value-type="string">
            <text:p>pd.<text:span text:style-name="T1">read_csv(</text:span>“dosya_adı.csv”<text:span text:style-name="T1">)</text:span></text:p>
          </table:table-cell>
          <table:table-cell table:style-name="ce86" office:value-type="string" calcext:value-type="string">
            <text:p>CSV dosyasını içe aktararak Veri Çerçevesi Oluştur.</text:p>
          </table:table-cell>
          <table:table-cell table:number-columns-repeated="1021"/>
        </table:table-row>
        <table:table-row table:style-name="ro8">
          <table:table-cell/>
          <table:table-cell table:style-name="ce63" office:value-type="string" calcext:value-type="string">
            <text:p><text:span text:style-name="T53">pd.</text:span><text:span text:style-name="T54">read_excel(</text:span><text:span text:style-name="T55">“dosya_adı</text:span>.uzantı”<text:span text:style-name="T1">)</text:span></text:p>
          </table:table-cell>
          <table:table-cell table:style-name="ce86" office:value-type="string" calcext:value-type="string">
            <text:p>Excel, Calc dosyalarını içe aktararak Veri Çerçevesi Oluştur.</text:p>
            <text:p>Bu fonksiyon <text:span text:style-name="T67">xls, xlsx, xlsm, xlsb, odf, ods </text:span><text:span text:style-name="T68">ve</text:span><text:span text:style-name="T67"> odt</text:span> uzantılı dosyaları destekler.</text:p>
          </table:table-cell>
          <table:table-cell table:number-columns-repeated="1021"/>
        </table:table-row>
        <table:table-row table:style-name="ro7">
          <table:table-cell/>
          <table:table-cell table:style-name="ce63" office:value-type="string" calcext:value-type="string">
            <text:p>pd.<text:span text:style-name="T1">read_sql(</text:span>query,connection_object<text:span text:style-name="T1">)</text:span></text:p>
          </table:table-cell>
          <table:table-cell table:style-name="ce86" office:value-type="string" calcext:value-type="string">
            <text:p>Bir SQL veritabanını içe aktararak Veri Çerçevesi Oluştur.</text:p>
          </table:table-cell>
          <table:table-cell table:number-columns-repeated="1021"/>
        </table:table-row>
        <table:table-row table:style-name="ro7">
          <table:table-cell/>
          <table:table-cell table:style-name="ce63" office:value-type="string" calcext:value-type="string">
            <text:p>pd.<text:span text:style-name="T1">read_html(</text:span>url<text:span text:style-name="T1">)</text:span></text:p>
          </table:table-cell>
          <table:table-cell table:style-name="ce86" office:value-type="string" calcext:value-type="string">
            <text:p>Bir URL (websitesi) ya da yerel html dosyasından tablo içe aktararak Veri Çerçevesi Oluştur.</text:p>
          </table:table-cell>
          <table:table-cell table:number-columns-repeated="1021"/>
        </table:table-row>
        <table:table-row table:style-name="ro7">
          <table:table-cell/>
          <table:table-cell table:style-name="ce63" office:value-type="string" calcext:value-type="string">
            <text:p><text:span text:style-name="T53">pd.</text:span><text:span text:style-name="T54">read_json(</text:span><text:span text:style-name="T55">dosya_adı.json</text:span><text:span text:style-name="T1">)</text:span></text:p>
          </table:table-cell>
          <table:table-cell table:style-name="ce86" office:value-type="string" calcext:value-type="string">
            <text:p>JSON biçimindeki dosyayı içe aktararak Veri Çerçevesi Oluştur.</text:p>
          </table:table-cell>
          <table:table-cell table:number-columns-repeated="1021"/>
        </table:table-row>
        <table:table-row table:style-name="ro5">
          <table:table-cell/>
          <table:table-cell table:style-name="ce63" office:value-type="string" calcext:value-type="string">
            <text:p><text:span text:style-name="T53">pd.</text:span><text:span text:style-name="T54">read_table(</text:span><text:span text:style-name="T55">dosya_adı.csv</text:span><text:span text:style-name="T1">)</text:span></text:p>
          </table:table-cell>
          <table:table-cell table:style-name="ce86" office:value-type="string" calcext:value-type="string" table:number-columns-spanned="1" table:number-rows-spanned="2">
            <text:p><text:span text:style-name="T91">CSV dosyasını tablo olarak içe aktararak Veri Çerçevesi Oluştur.</text:span> <text:span text:style-name="T1">delimiter </text:span><text:span text:style-name="T6">parametresi ile, tablo verilerini sütunlara bölebiliriz. Aksi halde her satırdaki veri bir sütuna yazılır.</text:span></text:p>
          </table:table-cell>
          <table:table-cell table:number-columns-repeated="1021"/>
        </table:table-row>
        <table:table-row table:style-name="ro5">
          <table:table-cell/>
          <table:table-cell table:style-name="ce63" office:value-type="string" calcext:value-type="string">
            <text:p>pd.<text:span text:style-name="T1">read_table(</text:span>“dosya_adı.csv”, <text:span text:style-name="T1">delimiter=”,”)</text:span></text:p>
          </table:table-cell>
          <table:covered-table-cell table:style-name="ce86"/>
          <table:table-cell table:number-columns-repeated="1021"/>
        </table:table-row>
        <table:table-row table:style-name="ro7">
          <table:table-cell/>
          <table:table-cell table:style-name="ce63" office:value-type="string" calcext:value-type="string">
            <text:p>pd.<text:span text:style-name="T1">read_clipboard()</text:span></text:p>
          </table:table-cell>
          <table:table-cell table:style-name="ce86" office:value-type="string" calcext:value-type="string">
            <text:p><text:span text:style-name="T1">CTRL + C</text:span> ile Panoya kopyaladığımız veriyi (örneğin bir Excel tablosu ya da websitesindeki tabloyu) Veri Çerçevesine dönüştürür.</text:p>
          </table:table-cell>
          <table:table-cell table:number-columns-repeated="1021"/>
        </table:table-row>
        <table:table-row table:style-name="ro5">
          <table:table-cell/>
          <table:table-cell table:style-name="ce76" office:value-type="string" calcext:value-type="string" table:number-columns-spanned="2" table:number-rows-spanned="1">
            <text:p>Veri Çerçevesini Keşfet</text:p>
          </table:table-cell>
          <table:covered-table-cell table:style-name="ce67"/>
          <table:table-cell table:number-columns-repeated="1021"/>
        </table:table-row>
        <table:table-row table:style-name="ro5">
          <table:table-cell/>
          <table:table-cell table:style-name="ce78" office:value-type="string" calcext:value-type="string">
            <text:p>Fonksiyon / Metot / Parametre</text:p>
          </table:table-cell>
          <table:table-cell table:style-name="ce78" office:value-type="string" calcext:value-type="string">
            <text:p>Açıklama</text:p>
          </table:table-cell>
          <table:table-cell table:number-columns-repeated="1021"/>
        </table:table-row>
        <table:table-row table:style-name="ro9">
          <table:table-cell/>
          <table:table-cell table:style-name="ce79" office:value-type="string" calcext:value-type="string">
            <text:p>df.<text:span text:style-name="T1">head() / </text:span>df.<text:span text:style-name="T1">head(</text:span><text:span text:style-name="T6">n</text:span><text:span text:style-name="T1">)</text:span></text:p>
          </table:table-cell>
          <table:table-cell table:style-name="ce86" office:value-type="string" calcext:value-type="string">
            <text:p>Veri Çerçevesinin <text:span text:style-name="T1">ilk </text:span><text:span text:style-name="T70">n</text:span><text:span text:style-name="T1"> satırını</text:span> görüntüler. Parantez içerisine sayı yazmazsak ilk 5 satırı görüntüler. Böylece Veri Çerçevesi hakkında ön bilgi edinmemizi sağlar.</text:p>
          </table:table-cell>
          <table:table-cell table:number-columns-repeated="1021"/>
        </table:table-row>
        <table:table-row table:style-name="ro10">
          <table:table-cell/>
          <table:table-cell table:style-name="ce79" office:value-type="string" calcext:value-type="string">
            <text:p>df.<text:span text:style-name="T1">tail()</text:span> / df.<text:span text:style-name="T1">tail(</text:span><text:span text:style-name="T6">n</text:span><text:span text:style-name="T1">)</text:span></text:p>
          </table:table-cell>
          <table:table-cell table:style-name="ce86" office:value-type="string" calcext:value-type="string">
            <text:p><text:span text:style-name="T71">Veri Çerçevesinin </text:span><text:span text:style-name="T72">son </text:span><text:span text:style-name="T73">n</text:span><text:span text:style-name="T72"> satırını</text:span><text:span text:style-name="T74"> görüntüler. Parantez içerisine sayı yazmazsak son 5 satırı görüntüler.</text:span></text:p>
          </table:table-cell>
          <table:table-cell table:number-columns-repeated="1021"/>
        </table:table-row>
        <table:table-row table:style-name="ro5">
          <table:table-cell/>
          <table:table-cell table:style-name="ce79" office:value-type="string" calcext:value-type="string">
            <text:p>df.<text:span text:style-name="T1">columns</text:span></text:p>
          </table:table-cell>
          <table:table-cell table:style-name="ce86" office:value-type="string" calcext:value-type="string">
            <text:p>Veri Çerçevelerinin <text:span text:style-name="T1">başlık satırını</text:span> çıktı olarak verir / görüntüler.</text:p>
          </table:table-cell>
          <table:table-cell table:number-columns-repeated="1021"/>
        </table:table-row>
        <table:table-row table:style-name="ro5">
          <table:table-cell/>
          <table:table-cell table:style-name="ce79" office:value-type="string" calcext:value-type="string">
            <text:p><text:span text:style-name="T1">len(</text:span>df<text:span text:style-name="T1">)</text:span></text:p>
          </table:table-cell>
          <table:table-cell table:style-name="ce86" office:value-type="string" calcext:value-type="string">
            <text:p>Veri Çerçevesinin <text:span text:style-name="T1">kaç satırdan oluştuğu</text:span> bilgisini döndürür.</text:p>
          </table:table-cell>
          <table:table-cell table:number-columns-repeated="1021"/>
        </table:table-row>
        <table:table-row table:style-name="ro10">
          <table:table-cell/>
          <table:table-cell table:style-name="ce79" office:value-type="string" calcext:value-type="string">
            <text:p>df.<text:span text:style-name="T1">info()</text:span></text:p>
          </table:table-cell>
          <table:table-cell table:style-name="ce86" office:value-type="string" calcext:value-type="string">
            <text:p>Veri Çerçevesinin satır ve sütun sayısı, başlık tipleri (sayı, metin, ...vb) ve doluluk oranı (boş olmayan hücre sayısı) hakkında bilgi görüntüler.</text:p>
          </table:table-cell>
          <table:table-cell table:number-columns-repeated="1021"/>
        </table:table-row>
        <table:table-row table:style-name="ro7">
          <table:table-cell/>
          <table:table-cell table:style-name="ce79" office:value-type="string" calcext:value-type="string">
            <text:p>df.<text:span text:style-name="T1">dtypes</text:span></text:p>
          </table:table-cell>
          <table:table-cell table:style-name="ce86" office:value-type="string" calcext:value-type="string">
            <text:p>Veri çerçevesinin <text:span text:style-name="T1">başlık tiplerini </text:span>görüntüler.</text:p>
          </table:table-cell>
          <table:table-cell table:number-columns-repeated="1021"/>
        </table:table-row>
        <table:table-row table:style-name="ro10">
          <table:table-cell/>
          <table:table-cell table:style-name="ce79" office:value-type="string" calcext:value-type="string">
            <text:p>df.<text:span text:style-name="T1">describe()</text:span></text:p>
          </table:table-cell>
          <table:table-cell table:style-name="ce86" office:value-type="string" calcext:value-type="string">
            <text:p>Sayısal veri barındıran sütunlar hakkında detaylı matematiksel bilgiler verir. (Kaç adet veri olduğu, ortalamaları, en küçük ve en büyük sayı,...vb)</text:p>
          </table:table-cell>
          <table:table-cell table:number-columns-repeated="1021"/>
        </table:table-row>
        <table:table-row table:style-name="ro5">
          <table:table-cell/>
          <table:table-cell table:style-name="ce79" office:value-type="string" calcext:value-type="string">
            <text:p>df.<text:span text:style-name="T1">shape</text:span></text:p>
          </table:table-cell>
          <table:table-cell table:style-name="ce86" office:value-type="string" calcext:value-type="string">
            <text:p><text:span text:style-name="T91">Veri Çerçevesinin satır ve sütun bilgisini döndürür/görüntüler</text:span>.</text:p>
          </table:table-cell>
          <table:table-cell table:number-columns-repeated="1021"/>
        </table:table-row>
        <table:table-row table:style-name="ro5">
          <table:table-cell/>
          <table:table-cell table:style-name="ce79" office:value-type="string" calcext:value-type="string">
            <text:p>df.<text:span text:style-name="T1">index</text:span></text:p>
          </table:table-cell>
          <table:table-cell table:style-name="ce86" office:value-type="string" calcext:value-type="string">
            <text:p>Veri Çerçevesinin indeks isimlerini döndürür/görüntüler.</text:p>
          </table:table-cell>
          <table:table-cell/>
          <table:table-cell table:style-name="Default"/>
          <table:table-cell table:number-columns-repeated="1019"/>
        </table:table-row>
        <table:table-row table:style-name="ro5">
          <table:table-cell/>
          <table:table-cell table:style-name="ce79" office:value-type="string" calcext:value-type="string">
            <text:p>df.<text:span text:style-name="T1">isnull().any()</text:span></text:p>
          </table:table-cell>
          <table:table-cell table:style-name="ce86" office:value-type="string" calcext:value-type="string">
            <text:p><text:span text:style-name="T91">Veri Çerçevesinin </text:span>herhangi bir boş değer içerip içermediğini görüntüler.</text:p>
          </table:table-cell>
          <table:table-cell table:number-columns-repeated="1021"/>
        </table:table-row>
        <table:table-row table:style-name="ro5">
          <table:table-cell/>
          <table:table-cell table:style-name="ce76" office:value-type="string" calcext:value-type="string" table:number-columns-spanned="2" table:number-rows-spanned="1">
            <text:p>Veri Çerçevesini Düzenle</text:p>
          </table:table-cell>
          <table:covered-table-cell table:style-name="ce67"/>
          <table:table-cell office:value-type="string" calcext:value-type="string">
            <text:p>Veri Çerçevesini Düzenle - </text:p>
          </table:table-cell>
          <table:table-cell table:number-columns-repeated="1020"/>
        </table:table-row>
        <table:table-row table:style-name="ro5">
          <table:table-cell/>
          <table:table-cell table:style-name="ce78" office:value-type="string" calcext:value-type="string">
            <text:p>Fonksiyon / Metot / Parametre</text:p>
          </table:table-cell>
          <table:table-cell table:style-name="ce78" office:value-type="string" calcext:value-type="string">
            <text:p>Açıklama</text:p>
          </table:table-cell>
          <table:table-cell office:value-type="string" calcext:value-type="string">
            <text:p>Fonksiyon / Metot / Parametre - Açıklama</text:p>
          </table:table-cell>
          <table:table-cell table:number-columns-repeated="1020"/>
        </table:table-row>
        <table:table-row table:style-name="ro11">
          <table:table-cell/>
          <table:table-cell table:style-name="ce79" office:value-type="string" calcext:value-type="string">
            <text:p>df = pd.read_excel(“dosya_adı.xls” ,<text:span text:style-name="T1">index_col=</text:span>0)</text:p>
          </table:table-cell>
          <table:table-cell table:style-name="ce86" office:value-type="string" calcext:value-type="string">
            <text:p>Veri Çerçevesi (Data Frame) oluştururken, sütunlardan birini, indeks değeri olarak ayarlamak/atamak için <text:span text:style-name="T1">index_col</text:span> parametresi kullanılır. Parametreye, değer olarak, indis olarak atanacak Sütunun indis değeri yazılır.</text:p>
          </table:table-cell>
          <table:table-cell office:value-type="string" calcext:value-type="string">
            <text:p>df = pd.read_excel(“dosya_adı.xls” ,index_col=0) - Veri Çerçevesi (Data Frame) oluştururken, sütunlardan birini, indeks değeri olarak ayarlamak/atamak için index_col parametresi kullanılır. Parametreye, değer olarak, indis olarak atanacak Sütunun indis değeri yazılır.</text:p>
          </table:table-cell>
          <table:table-cell table:number-columns-repeated="1020"/>
        </table:table-row>
        <table:table-row table:style-name="ro12">
          <table:table-cell/>
          <table:table-cell table:style-name="ce79" office:value-type="string" calcext:value-type="string">
            <text:p>df.<text:span text:style-name="T1">set_index(</text:span><text:span text:style-name="T6">“Sütun_adı”</text:span><text:span text:style-name="T1">)</text:span></text:p>
          </table:table-cell>
          <table:table-cell table:style-name="ce86" office:value-type="string" calcext:value-type="string">
            <text:p>Veri Çerçevesi oluşturduktan sonra, istediğimiz zaman indeks değerlerini değiştiremek / atamak için <text:span text:style-name="T1">set_index() </text:span>parametresi kullanılır.</text:p>
          </table:table-cell>
          <table:table-cell office:value-type="string" calcext:value-type="string">
            <text:p>df.set_index(“Sütun_adı”) - Veri Çerçevesi oluşturduktan sonra, istediğimiz zaman indeks değerlerini değiştiremek / atamak için set_index() parametresi kullanılır.</text:p>
          </table:table-cell>
          <table:table-cell table:number-columns-repeated="1020"/>
        </table:table-row>
        <table:table-row table:style-name="ro13">
          <table:table-cell/>
          <table:table-cell table:style-name="ce80" office:value-type="string" calcext:value-type="string">
            <text:p><text:span text:style-name="T83">df = pd.read_excel(“dosya_adı.xls”, </text:span><text:span text:style-name="T1">usecols</text:span> = [“Sütun1”, “Sütun5”, Sütun9”]</text:p>
          </table:table-cell>
          <table:table-cell table:style-name="ce86" office:value-type="string" calcext:value-type="string" table:number-columns-spanned="1" table:number-rows-spanned="2">
            <text:p><text:span text:style-name="T75">Veri Çerçevesi (DataFrame) oluştururken, sadece istediğimiz sütunları kullanmak istediğimizde </text:span><text:span text:style-name="T76">usecols</text:span><text:span text:style-name="T77"> </text:span><text:span text:style-name="T6">parametresini kullanmalıyız. Değer olarak </text:span><text:span text:style-name="T1">sütun adı</text:span><text:span text:style-name="T6"> ya da </text:span><text:span text:style-name="T1">sütun indisi</text:span><text:span text:style-name="T6"> yazılabilir.</text:span></text:p>
          </table:table-cell>
          <table:table-cell office:value-type="string" calcext:value-type="string">
            <text:p>df = pd.read_excel(“dosya_adı.xls”, usecols = [“Sütun1”, “Sütun5”, Sütun9”] - Veri Çerçevesi (DataFrame) oluştururken, sadece istediğimiz sütunları kullanmak istediğimizde usecols parametresini kullanmalıyız. Değer olarak sütun adı ya da sütun indisi yazılabilir.</text:p>
          </table:table-cell>
          <table:table-cell table:number-columns-repeated="1020"/>
        </table:table-row>
        <table:table-row table:style-name="ro14">
          <table:table-cell/>
          <table:table-cell table:style-name="ce80" office:value-type="string" calcext:value-type="string">
            <text:p><text:span text:style-name="T83">df = pd.read_excel(“dosya_adı.xls”, </text:span><text:span text:style-name="T1">usecols</text:span> = [2,3,8]</text:p>
          </table:table-cell>
          <table:covered-table-cell table:style-name="ce86"/>
          <table:table-cell office:value-type="string" calcext:value-type="string">
            <text:p>df = pd.read_excel(“dosya_adı.xls”, usecols = [2,3,8] - </text:p>
          </table:table-cell>
          <table:table-cell table:number-columns-repeated="1020"/>
        </table:table-row>
        <table:table-row table:style-name="ro12">
          <table:table-cell/>
          <table:table-cell table:style-name="ce80" office:value-type="string" calcext:value-type="string">
            <text:p><text:span text:style-name="T83">df = pd.read_excel(“dosya_adı.xls”, </text:span><text:span text:style-name="T84">skiprow</text:span><text:span text:style-name="T1">s</text:span> = [0,5,6]</text:p>
          </table:table-cell>
          <table:table-cell table:style-name="ce86" office:value-type="string" calcext:value-type="string">
            <text:p><text:span text:style-name="T78">Veri Çerçevesi (DataFrame) oluştururken</text:span>, atlamak / göz ardı etmek Veri Çerçevesine dahil etmemek için, <text:span text:style-name="T1">skiprows</text:span> parametresi kullanmalıyız.</text:p>
          </table:table-cell>
          <table:table-cell office:value-type="string" calcext:value-type="string">
            <text:p>df = pd.read_excel(“dosya_adı.xls”, skiprows = [0,5,6] - Veri Çerçevesi (DataFrame) oluştururken, atlamak / göz ardı etmek Veri Çerçevesine dahil etmemek için, skiprows parametresi kullanmalıyız.</text:p>
          </table:table-cell>
          <table:table-cell table:number-columns-repeated="1020"/>
        </table:table-row>
        <table:table-row table:style-name="ro15">
          <table:table-cell/>
          <table:table-cell table:style-name="ce79" office:value-type="string" calcext:value-type="string">
            <text:p><text:span text:style-name="T1">df["Yeni_Sütun_Adı"]</text:span> = <text:span text:style-name="T1">Atanacak_Değerler</text:span></text:p>
            <text:p/>
            <text:p><text:span text:style-name="T85">Örnek:</text:span></text:p>
            <text:p><text:span text:style-name="T83">df[“Toplam”] = df[“Sütun1”] + df[“Sütun2”]</text:span></text:p>
          </table:table-cell>
          <table:table-cell table:style-name="ce86" office:value-type="string" calcext:value-type="string">
            <text:p>Veri Çerçevesi (DataFrame) <text:span text:style-name="T1">Yeni Sütun eklemek</text:span> ve bu sütuna <text:span text:style-name="T1">Değer Atamak</text:span> için bu yapıyı kullanabiliriz. Atanacak_Değerler, Liste yapısında olabileceği gibi, Diğer sütunların kopyası, matematik, mantık ya da karşılaştırma operatörleri ile belirlenmiş halleri de olabilir.</text:p>
          </table:table-cell>
          <table:table-cell office:value-type="string" calcext:value-type="string">
            <text:p>df["Yeni_Sütun_Adı"] = Atanacak_Değerler</text:p>
          </table:table-cell>
          <table:table-cell table:number-columns-repeated="1020"/>
        </table:table-row>
        <table:table-row table:style-name="ro16">
          <table:table-cell/>
          <table:table-cell table:style-name="ce80" office:value-type="string" calcext:value-type="string">
            <text:p>df.<text:span text:style-name="T1">drop(</text:span>"Satır ya da Sütun Adı", <text:span text:style-name="T1">axis</text:span>=0/1, <text:span text:style-name="T1">inplace</text:span>=True/False)</text:p>
          </table:table-cell>
          <table:table-cell table:style-name="ce86" office:value-type="string" calcext:value-type="string">
            <text:p>Veri Çerçevesinden (Data Frame’den)  <text:span text:style-name="T1">Satır ya da Sütun Silmek</text:span> istediğimizde <text:span text:style-name="T1">drop()</text:span> metodunu kullanabiliriz.</text:p>
            <text:p><text:span text:style-name="T1">axis = 0</text:span> (Sıfır) <text:span text:style-name="T1">Satırları,   axis = 1 </text:span>(Bir) <text:span text:style-name="T1">Sütunları</text:span> temsil eder.</text:p>
            <text:p><text:span text:style-name="T79">inplace </text:span><text:span text:style-name="T77">parametresi, g</text:span><text:span text:style-name="T80">erçekleştirilen silme işleminin </text:span>kalıcı ya da geçici olmasını ayarladığımız kısımdır. <text:span text:style-name="T1">inplace = True</text:span> yazılırsa, yapılan işlem kalıcı hale gelecektir.</text:p>
          </table:table-cell>
          <table:table-cell table:formula="of:=[.B37]&amp;&quot; - &quot;&amp;[.C37]" office:value-type="string" office:string-value="String Metotları - " calcext:value-type="string">
            <text:p>String Metotları - </text:p>
          </table:table-cell>
          <table:table-cell table:number-columns-repeated="1020"/>
        </table:table-row>
        <table:table-row table:style-name="ro5">
          <table:table-cell/>
          <table:table-cell table:style-name="ce81" office:value-type="string" calcext:value-type="string" table:number-columns-spanned="2" table:number-rows-spanned="1">
            <text:p>String Metotları</text:p>
          </table:table-cell>
          <table:covered-table-cell table:style-name="ce86"/>
          <table:table-cell office:value-type="string" calcext:value-type="string">
            <text:p>Örnek: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[“Sütun1”].<text:span text:style-name="T1">str.upper()</text:span></text:p>
          </table:table-cell>
          <table:table-cell table:style-name="ce86" office:value-type="string" calcext:value-type="string">
            <text:p><text:span text:style-name="T1">Sütun1</text:span>’deki Metinsel ifadelerin tümünü <text:span text:style-name="T1">büyük harf çevirir</text:span>.</text:p>
          </table:table-cell>
          <table:table-cell office:value-type="string" calcext:value-type="string">
            <text:p>df[“Toplam”] = df[“Sütun1”] + df[“Sütun2”] - Veri Çerçevesi (DataFrame) Yeni Sütun eklemek ve bu sütuna Değer Atamak için bu yapıyı kullanabiliriz. Atanacak_Değerler, Liste yapısında olabileceği gibi, Diğer sütunların kopyası, matematik, mantık ya da karşılaştırma operatörleri ile belirlenmiş halleri de olabilir.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[“Sütun1”].<text:span text:style-name="T1">str.lower()</text:span></text:p>
          </table:table-cell>
          <table:table-cell table:style-name="ce86" office:value-type="string" calcext:value-type="string">
            <text:p><text:span text:style-name="T1">Sütun1</text:span>’deki Metinsel ifadelerin tümünü <text:span text:style-name="T1">küçük harf çevirir</text:span>.</text:p>
          </table:table-cell>
          <table:table-cell office:value-type="string" calcext:value-type="string">
            <text:p>df.drop("Satır ya da Sütun Adı", axis=0/1, inplace=True/False) - Veri Çerçevesinden (Data Frame’den) <text:s/>Satır ya da Sütun Silmek istediğimizde drop() metodunu kullanabiliriz.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[“Sütun1”].<text:span text:style-name="T1">str.capitalize()</text:span></text:p>
          </table:table-cell>
          <table:table-cell table:style-name="ce86" office:value-type="string" calcext:value-type="string">
            <text:p><text:span text:style-name="T1">Sütun1</text:span>’deki Metinsel ifadelerin sadece baş harflerini <text:span text:style-name="T1">büyük harf çevirir</text:span>.</text:p>
          </table:table-cell>
          <table:table-cell office:value-type="string" calcext:value-type="string">
            <text:p>axis = 0 (Sıfır) Satırları, <text:s text:c="2"/>axis = 1 (Bir) Sütunları temsil eder.</text:p>
          </table:table-cell>
          <table:table-cell table:number-columns-repeated="1020"/>
        </table:table-row>
        <table:table-row table:style-name="ro5">
          <table:table-cell/>
          <table:table-cell table:style-name="ce76" office:value-type="string" calcext:value-type="string" table:number-columns-spanned="2" table:number-rows-spanned="1">
            <text:p>Veri Çerçevelerini (Data Frames) Birleştir</text:p>
          </table:table-cell>
          <table:covered-table-cell table:style-name="ce67"/>
          <table:table-cell office:value-type="string" calcext:value-type="string">
            <text:p>inplace parametresi, gerçekleştirilen silme işleminin kalıcı ya da geçici olmasını ayarladığımız kısımdır. inplace = True yazılırsa, yapılan işlem kalıcı hale gelecektir.</text:p>
          </table:table-cell>
          <table:table-cell table:number-columns-repeated="1020"/>
        </table:table-row>
        <table:table-row table:style-name="ro5">
          <table:table-cell/>
          <table:table-cell table:style-name="ce78" office:value-type="string" calcext:value-type="string">
            <text:p>Fonksiyon / Metot / Parametre</text:p>
          </table:table-cell>
          <table:table-cell table:style-name="ce78" office:value-type="string" calcext:value-type="string">
            <text:p>Açıklama</text:p>
          </table:table-cell>
          <table:table-cell office:value-type="string" calcext:value-type="string">
            <text:p>String Metotları - 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1.append(df2)</text:p>
          </table:table-cell>
          <table:table-cell table:style-name="ce87"/>
          <table:table-cell office:value-type="string" calcext:value-type="string">
            <text:p>df[“Sütun1”].str.upper() - Sütun1’deki Metinsel ifadelerin tümünü büyük harf çevirir.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1.merge(df2)</text:p>
          </table:table-cell>
          <table:table-cell table:style-name="ce87"/>
          <table:table-cell office:value-type="string" calcext:value-type="string">
            <text:p>df[“Sütun1”].str.lower() - Sütun1’deki Metinsel ifadelerin tümünü küçük harf çevirir.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pd.concat([df1,df2], axis = 0)</text:p>
          </table:table-cell>
          <table:table-cell table:style-name="ce87"/>
          <table:table-cell office:value-type="string" calcext:value-type="string">
            <text:p>df[“Sütun1”].str.capitalize() - Sütun1’deki Metinsel ifadelerin sadece baş harflerini büyük harf çevirir.</text:p>
          </table:table-cell>
          <table:table-cell table:number-columns-repeated="1020"/>
        </table:table-row>
        <table:table-row table:style-name="ro5">
          <table:table-cell/>
          <table:table-cell table:style-name="ce76" office:value-type="string" calcext:value-type="string" table:number-columns-spanned="2" table:number-rows-spanned="1">
            <text:p>Veriyi Dışa Aktar / Farklı Biçimde Kaydet</text:p>
          </table:table-cell>
          <table:covered-table-cell table:style-name="ce67"/>
          <table:table-cell table:style-name="Default"/>
          <table:table-cell table:number-columns-repeated="1020"/>
        </table:table-row>
        <table:table-row table:style-name="ro5">
          <table:table-cell/>
          <table:table-cell table:style-name="ce78" office:value-type="string" calcext:value-type="string">
            <text:p>Fonksiyon / Metot / Parametre</text:p>
          </table:table-cell>
          <table:table-cell table:style-name="ce78" office:value-type="string" calcext:value-type="string">
            <text:p>Açıklama</text:p>
          </table:table-cell>
          <table:table-cell table:number-columns-repeated="1021"/>
        </table:table-row>
        <table:table-row table:style-name="ro5">
          <table:table-cell/>
          <table:table-cell table:style-name="ce79" office:value-type="string" calcext:value-type="string">
            <text:p>df.<text:span text:style-name="T1">to_csv(“dosya_adı.csv”)</text:span></text:p>
          </table:table-cell>
          <table:table-cell table:style-name="ce88" office:value-type="string" calcext:value-type="string">
            <text:p>Veri Çerçevesini <text:span text:style-name="T1">CSV dosyası </text:span>olarak <text:span text:style-name="T1">Dışa Aktar/Kaydet</text:span>.</text:p>
          </table:table-cell>
          <table:table-cell table:number-columns-repeated="1021"/>
        </table:table-row>
        <table:table-row table:style-name="ro5">
          <table:table-cell/>
          <table:table-cell table:style-name="ce79" office:value-type="string" calcext:value-type="string">
            <text:p>df.<text:span text:style-name="T1">to_excel(“dosya_adı.uzantı”)</text:span></text:p>
          </table:table-cell>
          <table:table-cell table:style-name="ce89" office:value-type="string" calcext:value-type="string">
            <text:p><text:span text:style-name="T71">Veri Çerçevesini </text:span><text:span text:style-name="T72">Excel / Calc</text:span><text:span text:style-name="T74"> olarak </text:span><text:span text:style-name="T72">Dışa Aktar/Kaydet.</text:span></text:p>
            <text:p><text:span text:style-name="T81">xls, xlsx, xlsm, xlsb, odf, ods</text:span><text:span text:style-name="T74"> ve </text:span><text:span text:style-name="T82">odt</text:span><text:span text:style-name="T74"> uzantılı dosyalar desteklenir.</text:span></text:p>
          </table:table-cell>
          <table:table-cell table:number-columns-repeated="1021"/>
        </table:table-row>
        <table:table-row table:style-name="ro5">
          <table:table-cell/>
          <table:table-cell table:style-name="ce79" office:value-type="string" calcext:value-type="string">
            <text:p>df.<text:span text:style-name="T1">to_sql(tablo_adı,baglantı_nesnesi)</text:span></text:p>
          </table:table-cell>
          <table:table-cell table:style-name="ce87" office:value-type="string" calcext:value-type="string">
            <text:p>Veri Çerçevesini <text:span text:style-name="T1">SQL Veri Tabanı</text:span> olarak <text:span text:style-name="T1">Dışa Aktar/Kaydet</text:span>.</text:p>
          </table:table-cell>
          <table:table-cell table:number-columns-repeated="1021"/>
        </table:table-row>
        <table:table-row table:style-name="ro5">
          <table:table-cell/>
          <table:table-cell table:style-name="ce79" office:value-type="string" calcext:value-type="string">
            <text:p>df.<text:span text:style-name="T1">to_json(“dosya_adı.json”)</text:span></text:p>
          </table:table-cell>
          <table:table-cell table:style-name="ce87" office:value-type="string" calcext:value-type="string">
            <text:p>Veri Çerçevesini <text:span text:style-name="T1">JSON dosyası</text:span> olarak <text:span text:style-name="T1">Dışa Aktar/Kaydet.</text:span></text:p>
          </table:table-cell>
          <table:table-cell table:number-columns-repeated="1021"/>
        </table:table-row>
        <table:table-row table:style-name="ro5">
          <table:table-cell/>
          <table:table-cell table:style-name="ce76" office:value-type="string" calcext:value-type="string" table:number-columns-spanned="2" table:number-rows-spanned="1">
            <text:p>Verileri Sırala</text:p>
          </table:table-cell>
          <table:covered-table-cell table:style-name="ce67"/>
          <table:table-cell table:number-columns-repeated="1021"/>
        </table:table-row>
        <table:table-row table:style-name="ro5">
          <table:table-cell/>
          <table:table-cell table:style-name="ce78" office:value-type="string" calcext:value-type="string">
            <text:p>Fonksiyon / Metot / Parametre</text:p>
          </table:table-cell>
          <table:table-cell table:style-name="ce78" office:value-type="string" calcext:value-type="string">
            <text:p>Açıklama</text:p>
          </table:table-cell>
          <table:table-cell table:number-columns-repeated="1021"/>
        </table:table-row>
        <table:table-row table:style-name="ro5">
          <table:table-cell/>
          <table:table-cell table:style-name="ce79" office:value-type="string" calcext:value-type="string">
            <text:p>df.sort_index(axis=0, ascending=True/False)</text:p>
          </table:table-cell>
          <table:table-cell table:style-name="ce87"/>
          <table:table-cell office:value-type="string" calcext:value-type="string">
            <text:p>sort index/row by ascending or descending order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.sort_index(axis=1, ascending=True/False)</text:p>
          </table:table-cell>
          <table:table-cell table:style-name="ce87"/>
          <table:table-cell office:value-type="string" calcext:value-type="string">
            <text:p>sort columns by ascending or descending order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.sort_values('col1')</text:p>
          </table:table-cell>
          <table:table-cell table:style-name="ce87"/>
          <table:table-cell office:value-type="string" calcext:value-type="string">
            <text:p>sort entire df by col1 values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['col1'].sort_values()</text:p>
          </table:table-cell>
          <table:table-cell table:style-name="ce87"/>
          <table:table-cell office:value-type="string" calcext:value-type="string">
            <text:p>sort only column col1</text:p>
          </table:table-cell>
          <table:table-cell table:number-columns-repeated="1020"/>
        </table:table-row>
        <table:table-row table:style-name="ro5">
          <table:table-cell/>
          <table:table-cell table:style-name="ce76" office:value-type="string" calcext:value-type="string" table:number-columns-spanned="2" table:number-rows-spanned="1">
            <text:p>Veriyi Grupla</text:p>
          </table:table-cell>
          <table:covered-table-cell table:style-name="ce67"/>
          <table:table-cell table:number-columns-repeated="1021"/>
        </table:table-row>
        <table:table-row table:style-name="ro5">
          <table:table-cell/>
          <table:table-cell table:style-name="ce78" office:value-type="string" calcext:value-type="string">
            <text:p>Fonksiyon / Metot / Parametre</text:p>
          </table:table-cell>
          <table:table-cell table:style-name="ce78" office:value-type="string" calcext:value-type="string">
            <text:p>Açıklama</text:p>
          </table:table-cell>
          <table:table-cell table:number-columns-repeated="1021"/>
        </table:table-row>
        <table:table-row table:style-name="ro5">
          <table:table-cell/>
          <table:table-cell table:style-name="ce79" office:value-type="string" calcext:value-type="string">
            <text:p>df.groupby('col1').sum()</text:p>
          </table:table-cell>
          <table:table-cell table:style-name="ce87"/>
          <table:table-cell office:value-type="string" calcext:value-type="string">
            <text:p>group df by col1 values then show sum for all other columns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.groupby('col1').agg({'col2':'count','col3':'mean'})</text:p>
          </table:table-cell>
          <table:table-cell table:style-name="ce87"/>
          <table:table-cell office:value-type="string" calcext:value-type="string">
            <text:p>group df by col1 values then show count for col2 and mean for col3</text:p>
          </table:table-cell>
          <table:table-cell table:number-columns-repeated="1020"/>
        </table:table-row>
        <table:table-row table:style-name="ro5">
          <table:table-cell/>
          <table:table-cell table:style-name="ce76" office:value-type="string" calcext:value-type="string" table:number-columns-spanned="2" table:number-rows-spanned="1">
            <text:p>Veri Seçimi</text:p>
          </table:table-cell>
          <table:covered-table-cell table:style-name="ce67"/>
          <table:table-cell table:number-columns-repeated="1021"/>
        </table:table-row>
        <table:table-row table:style-name="ro5">
          <table:table-cell/>
          <table:table-cell table:style-name="ce82" office:value-type="string" calcext:value-type="string" table:number-columns-spanned="2" table:number-rows-spanned="1">
            <text:p>Tek Satır Seç</text:p>
          </table:table-cell>
          <table:covered-table-cell table:style-name="ce67"/>
          <table:table-cell table:number-columns-repeated="1021"/>
        </table:table-row>
        <table:table-row table:style-name="ro5">
          <table:table-cell/>
          <table:table-cell table:style-name="ce78" office:value-type="string" calcext:value-type="string">
            <text:p>Fonksiyon / Metot / Parametre</text:p>
          </table:table-cell>
          <table:table-cell table:style-name="ce78" office:value-type="string" calcext:value-type="string">
            <text:p>Açıklama</text:p>
          </table:table-cell>
          <table:table-cell table:number-columns-repeated="1021"/>
        </table:table-row>
        <table:table-row table:style-name="ro5">
          <table:table-cell/>
          <table:table-cell table:style-name="ce79" office:value-type="string" calcext:value-type="string">
            <text:p>df.loc[satır_adı]</text:p>
          </table:table-cell>
          <table:table-cell table:style-name="ce87"/>
          <table:table-cell office:value-type="string" calcext:value-type="string">
            <text:p>row_name is row name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.iloc[satır_indeksi]</text:p>
          </table:table-cell>
          <table:table-cell table:style-name="ce87"/>
          <table:table-cell office:value-type="string" calcext:value-type="string">
            <text:p>row_index is the row index position</text:p>
          </table:table-cell>
          <table:table-cell table:number-columns-repeated="1020"/>
        </table:table-row>
        <table:table-row table:style-name="ro5">
          <table:table-cell/>
          <table:table-cell table:style-name="ce82" office:value-type="string" calcext:value-type="string" table:number-columns-spanned="2" table:number-rows-spanned="1">
            <text:p>Select Multiple Rows</text:p>
          </table:table-cell>
          <table:covered-table-cell table:style-name="ce67"/>
          <table:table-cell table:number-columns-repeated="1021"/>
        </table:table-row>
        <table:table-row table:style-name="ro5">
          <table:table-cell/>
          <table:table-cell table:style-name="ce78" office:value-type="string" calcext:value-type="string">
            <text:p>Fonksiyon</text:p>
          </table:table-cell>
          <table:table-cell table:style-name="ce78" office:value-type="string" calcext:value-type="string">
            <text:p>Açıklama</text:p>
          </table:table-cell>
          <table:table-cell table:number-columns-repeated="1021"/>
        </table:table-row>
        <table:table-row table:style-name="ro5">
          <table:table-cell/>
          <table:table-cell table:style-name="ce79" office:value-type="string" calcext:value-type="string">
            <text:p><text:span text:style-name="T83">df.loc[satır_adı_başlangıç:satır_adı_bitiş</text:span>]</text:p>
          </table:table-cell>
          <table:table-cell table:style-name="ce87"/>
          <table:table-cell office:value-type="string" calcext:value-type="string">
            <text:p>row_name is the row name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<text:span text:style-name="T83">df.iloc[satır_indeksi_başlangıç:satır_indeksi_bitiş</text:span>]</text:p>
          </table:table-cell>
          <table:table-cell table:style-name="ce87"/>
          <table:table-cell office:value-type="string" calcext:value-type="string">
            <text:p>row_index is the row index position</text:p>
          </table:table-cell>
          <table:table-cell table:number-columns-repeated="1020"/>
        </table:table-row>
        <table:table-row table:style-name="ro5">
          <table:table-cell/>
          <table:table-cell table:style-name="ce82" office:value-type="string" calcext:value-type="string" table:number-columns-spanned="2" table:number-rows-spanned="1">
            <text:p>Tek Sütun Seç</text:p>
          </table:table-cell>
          <table:covered-table-cell table:style-name="ce67"/>
          <table:table-cell table:number-columns-repeated="1021"/>
        </table:table-row>
        <table:table-row table:style-name="ro5">
          <table:table-cell/>
          <table:table-cell table:style-name="ce78" office:value-type="string" calcext:value-type="string">
            <text:p>Fonksiyon / Metot / Parametre</text:p>
          </table:table-cell>
          <table:table-cell table:style-name="ce78" office:value-type="string" calcext:value-type="string">
            <text:p>Açıklama</text:p>
          </table:table-cell>
          <table:table-cell table:number-columns-repeated="1021"/>
        </table:table-row>
        <table:table-row table:style-name="ro5">
          <table:table-cell/>
          <table:table-cell table:style-name="ce79" office:value-type="string" calcext:value-type="string">
            <text:p>df[sütun]</text:p>
          </table:table-cell>
          <table:table-cell table:style-name="ce87"/>
          <table:table-cell office:value-type="string" calcext:value-type="string">
            <text:p>col is the column name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.sütun_adi</text:p>
          </table:table-cell>
          <table:table-cell table:style-name="ce87"/>
          <table:table-cell office:value-type="string" calcext:value-type="string">
            <text:p>col_name is the column name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.loc[:, sütun_adı]</text:p>
          </table:table-cell>
          <table:table-cell table:style-name="ce87"/>
          <table:table-cell office:value-type="string" calcext:value-type="string">
            <text:p>col_name is the column name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.iloc[:, sütun_indeksi]</text:p>
          </table:table-cell>
          <table:table-cell table:style-name="ce87"/>
          <table:table-cell office:value-type="string" calcext:value-type="string">
            <text:p>col_index is the column index</text:p>
          </table:table-cell>
          <table:table-cell table:number-columns-repeated="1020"/>
        </table:table-row>
        <table:table-row table:style-name="ro5">
          <table:table-cell/>
          <table:table-cell table:style-name="ce82" office:value-type="string" calcext:value-type="string" table:number-columns-spanned="2" table:number-rows-spanned="1">
            <text:p>Çoklu Sütun Seç</text:p>
          </table:table-cell>
          <table:covered-table-cell table:style-name="ce67"/>
          <table:table-cell table:number-columns-repeated="1021"/>
        </table:table-row>
        <table:table-row table:style-name="ro5">
          <table:table-cell/>
          <table:table-cell table:style-name="ce78" office:value-type="string" calcext:value-type="string">
            <text:p>Fonksiyon / Metot / Parametre</text:p>
          </table:table-cell>
          <table:table-cell table:style-name="ce78" office:value-type="string" calcext:value-type="string">
            <text:p>Açıklama</text:p>
          </table:table-cell>
          <table:table-cell table:number-columns-repeated="1021"/>
        </table:table-row>
        <table:table-row table:style-name="ro5">
          <table:table-cell/>
          <table:table-cell table:style-name="ce79" office:value-type="string" calcext:value-type="string">
            <text:p><text:span text:style-name="T83">df[[sütun1,sütun2,sütun3</text:span>]]</text:p>
          </table:table-cell>
          <table:table-cell table:style-name="ce87"/>
          <table:table-cell office:value-type="string" calcext:value-type="string">
            <text:p>col1 is the column name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<text:span text:style-name="T83">df.loc[:, sütun_adı_başlangıç:sütun_adı_bitiş</text:span>]</text:p>
          </table:table-cell>
          <table:table-cell table:style-name="ce87"/>
          <table:table-cell office:value-type="string" calcext:value-type="string">
            <text:p>col_name is the column name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<text:span text:style-name="T83">df.iloc[:, sütun_indeksi_başlangıç:sütun_indeksi_bitiş</text:span>]</text:p>
          </table:table-cell>
          <table:table-cell table:style-name="ce87"/>
          <table:table-cell office:value-type="string" calcext:value-type="string">
            <text:p>col_index is the column index position</text:p>
          </table:table-cell>
          <table:table-cell table:number-columns-repeated="1020"/>
        </table:table-row>
        <table:table-row table:style-name="ro5">
          <table:table-cell/>
          <table:table-cell table:style-name="ce82" office:value-type="string" calcext:value-type="string" table:number-columns-spanned="2" table:number-rows-spanned="1">
            <text:p>Hücre Verilerini Al</text:p>
          </table:table-cell>
          <table:covered-table-cell table:style-name="ce67"/>
          <table:table-cell table:number-columns-repeated="1021"/>
        </table:table-row>
        <table:table-row table:style-name="ro5">
          <table:table-cell/>
          <table:table-cell table:style-name="ce78" office:value-type="string" calcext:value-type="string">
            <text:p>Fonksiyon / Metot / Parametre</text:p>
          </table:table-cell>
          <table:table-cell table:style-name="ce78" office:value-type="string" calcext:value-type="string">
            <text:p>Açıklama</text:p>
          </table:table-cell>
          <table:table-cell table:number-columns-repeated="1021"/>
        </table:table-row>
        <table:table-row table:style-name="ro5">
          <table:table-cell/>
          <table:table-cell table:style-name="ce79" office:value-type="string" calcext:value-type="string">
            <text:p>df[sütun][satır]</text:p>
          </table:table-cell>
          <table:table-cell table:style-name="ce87"/>
          <table:table-cell office:value-type="string" calcext:value-type="string">
            <text:p>col and row are column and row names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.loc[satır_adı, sütun_adı]</text:p>
          </table:table-cell>
          <table:table-cell table:style-name="ce87"/>
          <table:table-cell office:value-type="string" calcext:value-type="string">
            <text:p>use row and col names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<text:span text:style-name="T83">df.iloc[satır_indeksi, sütun_indeksi</text:span>]</text:p>
          </table:table-cell>
          <table:table-cell table:style-name="ce87"/>
          <table:table-cell office:value-type="string" calcext:value-type="string">
            <text:p>use row and col index</text:p>
          </table:table-cell>
          <table:table-cell table:number-columns-repeated="1020"/>
        </table:table-row>
        <table:table-row table:style-name="ro5">
          <table:table-cell/>
          <table:table-cell table:style-name="ce76" office:value-type="string" calcext:value-type="string" table:number-columns-spanned="2" table:number-rows-spanned="1">
            <text:p>Eksik / Kayıp Veriyi Temizle</text:p>
          </table:table-cell>
          <table:covered-table-cell table:style-name="ce67"/>
          <table:table-cell table:number-columns-repeated="1021"/>
        </table:table-row>
        <table:table-row table:style-name="ro5">
          <table:table-cell/>
          <table:table-cell table:style-name="ce78" office:value-type="string" calcext:value-type="string">
            <text:p>Fonksiyon / Metot / Parametre</text:p>
          </table:table-cell>
          <table:table-cell table:style-name="ce78" office:value-type="string" calcext:value-type="string">
            <text:p>Açıklama</text:p>
          </table:table-cell>
          <table:table-cell table:number-columns-repeated="1021"/>
        </table:table-row>
        <table:table-row table:style-name="ro5">
          <table:table-cell/>
          <table:table-cell table:style-name="ce79" office:value-type="string" calcext:value-type="string">
            <text:p>df.dropna()</text:p>
          </table:table-cell>
          <table:table-cell table:style-name="ce87"/>
          <table:table-cell office:value-type="string" calcext:value-type="string">
            <text:p>drop rows which contain missing values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.dropna(axis = 1)</text:p>
          </table:table-cell>
          <table:table-cell table:style-name="ce87"/>
          <table:table-cell office:value-type="string" calcext:value-type="string">
            <text:p>drop columns which contain missing values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.fillna(value='a')</text:p>
          </table:table-cell>
          <table:table-cell table:style-name="ce87"/>
          <table:table-cell office:value-type="string" calcext:value-type="string">
            <text:p>fill NA/NaN values using a for entire df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[col].fillna(value='a')</text:p>
          </table:table-cell>
          <table:table-cell table:style-name="ce87"/>
          <table:table-cell office:value-type="string" calcext:value-type="string">
            <text:p>fill NA/NaN values using a for column col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[col].astype(int/str/float)</text:p>
          </table:table-cell>
          <table:table-cell table:style-name="ce87"/>
          <table:table-cell office:value-type="string" calcext:value-type="string">
            <text:p>cast/convert to certain datatype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[col].replace('a','b')</text:p>
          </table:table-cell>
          <table:table-cell table:style-name="ce87"/>
          <table:table-cell office:value-type="string" calcext:value-type="string">
            <text:p>replace all ‘a’ values with ‘b’ for column col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.rename(columns={'old_name':'new_name'})</text:p>
          </table:table-cell>
          <table:table-cell table:style-name="ce87"/>
          <table:table-cell office:value-type="string" calcext:value-type="string">
            <text:p>cast/convert to certain datatype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.set_index('col')</text:p>
          </table:table-cell>
          <table:table-cell table:style-name="ce87"/>
          <table:table-cell office:value-type="string" calcext:value-type="string">
            <text:p>set existing column col as the index</text:p>
          </table:table-cell>
          <table:table-cell table:number-columns-repeated="1020"/>
        </table:table-row>
        <table:table-row table:style-name="ro5">
          <table:table-cell/>
          <table:table-cell table:style-name="ce79" office:value-type="string" calcext:value-type="string">
            <text:p>df.reset_index()</text:p>
          </table:table-cell>
          <table:table-cell table:style-name="ce87"/>
          <table:table-cell office:value-type="string" calcext:value-type="string">
            <text:p>reset index, use 0,1,2,3,etc as the index</text:p>
          </table:table-cell>
          <table:table-cell table:number-columns-repeated="1020"/>
        </table:table-row>
        <table:table-row table:style-name="ro5" table:number-rows-repeated="1048474">
          <table:table-cell table:number-columns-repeated="1024"/>
        </table:table-row>
        <table:table-row table:style-name="ro17" table:number-rows-repeated="4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adornments="Kalın" style:font-family-generic="swiss" style:font-pitch="variable"/>
    <style:font-face style:name="Fira Sans1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adornments="Normal" style:font-pitch="variable"/>
    <style:font-face style:name="Roboto1" svg:font-family="Roboto" style:font-pitch="variable"/>
    <style:font-face style:name="Source Code Pro" svg:font-family="'Source Code Pro'" style:font-adornments="Normal" style:font-pitch="fixed"/>
    <style:font-face style:name="Source Sans Pro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slik_5f_" style:display-name="Baslik_" style:family="table-cell" style:parent-style-name="Default">
      <style:table-cell-properties fo:background-color="#dcedc8" style:diagonal-bl-tr="none" style:diagonal-tl-br="none" style:vertical-align="middle"/>
      <style:text-properties style:font-name="Fira Sans" fo:font-family="'Fira Sans'" style:font-style-name="Kalın" style:font-family-generic="swiss" style:font-pitch="variable" fo:font-size="14pt" fo:font-weight="bold"/>
    </style:style>
    <style:style style:name="kod" style:family="table-cell" style:parent-style-name="Default">
      <style:text-properties style:font-name="Source Sans Pro" fo:font-family="'Source Sans Pro'" style:font-style-name="Normal" style:font-family-generic="swiss" style:font-pitch="variable"/>
    </style:style>
    <style:style style:name="Fonksiyon" style:family="table-cell" style:parent-style-name="Default">
      <style:text-properties style:font-name="Source Code Pro" fo:font-family="'Source Code Pro'" style:font-style-name="Normal" style:font-pitch="fixed" fo:font-size="13pt"/>
    </style:style>
    <style:style style:name="Alt_5f_Baslik" style:display-name="Alt_Baslik" style:family="table-cell" style:parent-style-name="Default">
      <style:table-cell-properties fo:background-color="#fff9c4"/>
      <style:text-properties style:font-name="Fira Sans" fo:font-family="'Fira Sans'" style:font-style-name="Kalın" style:font-family-generic="swiss" style:font-pitch="variable" fo:font-size="12pt" fo:font-weight="bold"/>
    </style:style>
    <style:style style:name="Aciklama" style:family="table-cell" style:parent-style-name="Default">
      <style:text-properties style:font-name="Roboto" fo:font-family="Roboto" style:font-style-name="Normal" style:font-pitch="variable" fo:font-size="12pt"/>
    </style:style>
  </office:styles>
  <office:automatic-styles>
    <style:page-layout style:name="Mpm1">
      <style:page-layout-properties style:scale-to="5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text-outline="false" style:text-line-through-style="none" style:text-line-through-type="none" style:font-name="Roboto" fo:font-size="2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Roboto" fo:font-size="20pt"/>
    </style:style>
    <style:style style:name="MT3" style:family="text">
      <style:text-properties style:text-outline="false" style:text-line-through-style="none" style:text-line-through-type="none" style:font-name="Roboto" fo:font-size="14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pan text:style-name="MT1">Pandas Kütüphanesi -</text:span><text:span text:style-name="MT2"> Veri Çerçevesi (Data Frame) Özet Bilgileri (CheatSheet)</text:span></text:p>
      </style:header>
      <style:header-left style:display="false"/>
      <style:header-first style:display="false"/>
      <style:footer>
        <style:region-left>
          <text:p><text:span text:style-name="MT3">https://mhalil.github.io/</text:span></text:p>
        </style:region-left>
        <style:region-center>
          <text:p><text:span text:style-name="MT1">Sayfa </text:span><text:span text:style-name="MT1"><text:page-number>1</text:page-number></text:span><text:span text:style-name="MT1"><text:s/>/ </text:span><text:span text:style-name="MT1"><text:page-count>99</text:page-count></text:span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7T08:51:12.129000000</meta:creation-date>
    <dc:date>2022-07-31T15:07:39.052523970</dc:date>
    <meta:editing-duration>PT6H34M10S</meta:editing-duration>
    <meta:editing-cycles>163</meta:editing-cycles>
    <meta:generator>LibreOffice/7.3.5.2$Linux_X86_64 LibreOffice_project/184fe81b8c8c30d8b5082578aee2fed2ea847c01</meta:generator>
    <meta:document-statistic meta:table-count="2" meta:cell-count="271" meta:object-count="0"/>
  </office:meta>
</office:document-meta>
</file>